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images/Bitmaps/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" manifest:full-path="Configurations2/statusbar/"/>
  <manifest:file-entry manifest:media-type="" manifest:full-path="Configurations2/toolpanel/"/>
  <manifest:file-entry manifest:media-type="application/vnd.sun.xml.ui.configuration" manifest:full-path="Configurations2/"/>
  <manifest:file-entry manifest:media-type="" manifest:full-path="Configurations2/menubar/"/>
  <manifest:file-entry manifest:media-type="" manifest:full-path="Configurations2/floater/"/>
  <manifest:file-entry manifest:media-type="" manifest:full-path="Configurations2/progressbar/"/>
  <manifest:file-entry manifest:media-type="image/png" manifest:full-path="Thumbnails/thumbnail.png"/>
  <manifest:file-entry manifest:media-type="" manifest:full-path="Configurations2/toolbar/"/>
  <manifest:file-entry manifest:media-type="application/rdf+xml" manifest:full-path="manifest.rdf"/>
  <manifest:file-entry manifest:media-type="" manifest:full-path="Configurations2/popupmenu/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17mm"/>
    </style:style>
    <style:style style:name="co2" style:family="table-column">
      <style:table-column-properties fo:break-before="auto" style:column-width="24.34mm"/>
    </style:style>
    <style:style style:name="co3" style:family="table-column">
      <style:table-column-properties fo:break-before="auto" style:column-width="69.43mm"/>
    </style:style>
    <style:style style:name="co4" style:family="table-column">
      <style:table-column-properties fo:break-before="auto" style:column-width="62.72mm"/>
    </style:style>
    <style:style style:name="co5" style:family="table-column">
      <style:table-column-properties fo:break-before="auto" style:column-width="65.79mm"/>
    </style:style>
    <style:style style:name="co6" style:family="table-column">
      <style:table-column-properties fo:break-before="auto" style:column-width="21.55mm"/>
    </style:style>
    <style:style style:name="co7" style:family="table-column">
      <style:table-column-properties fo:break-before="auto" style:column-width="22.38mm"/>
    </style:style>
    <style:style style:name="co8" style:family="table-column">
      <style:table-column-properties fo:break-before="auto" style:column-width="21.27mm"/>
    </style:style>
    <style:style style:name="co10" style:family="table-column">
      <style:table-column-properties fo:break-before="auto" style:column-width="19.6mm"/>
    </style:style>
    <style:style style:name="co11" style:family="table-column">
      <style:table-column-properties fo:break-before="auto" style:column-width="23.25mm"/>
    </style:style>
    <style:style style:name="co12" style:family="table-column">
      <style:table-column-properties fo:break-before="auto" style:column-width="18.47mm"/>
    </style:style>
    <style:style style:name="co13" style:family="table-column">
      <style:table-column-properties fo:break-before="auto" style:column-width="21.84mm"/>
    </style:style>
    <style:style style:name="co14" style:family="table-column">
      <style:table-column-properties fo:break-before="auto" style:column-width="22.95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4.87mm" fo:break-before="auto" style:use-optimal-row-height="true"/>
    </style:style>
    <style:style style:name="ro3" style:family="table-row">
      <style:table-row-properties style:row-height="12.1mm" fo:break-before="auto" style:use-optimal-row-height="true"/>
    </style:style>
    <style:style style:name="ta2" style:family="table" style:master-page-name="PageStyle_5f_Plan2">
      <style:table-properties table:display="true" style:writing-mode="lr-tb"/>
    </style:style>
    <style:style style:name="ta3" style:family="table" style:master-page-name="PageStyle_5f_Plan3">
      <style:table-properties table:display="true" style:writing-mode="lr-tb"/>
    </style:style>
    <style:style style:name="ta4" style:family="table" style:master-page-name="PageStyle_5f_Plan1">
      <style:table-properties table:display="true" style:writing-mode="lr-tb"/>
    </style:style>
    <style:style style:name="ce1" style:family="table-cell" style:parent-style-name="Default">
      <style:table-cell-properties style:cell-protect="protected" style:print-content="true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0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3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4" style:family="table-cell" style:parent-style-name="Default">
      <style:table-cell-properties fo:background-color="#d9d9d9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6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7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8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9" style:family="table-cell" style:parent-style-name="Default">
      <style:table-cell-properties fo:border-bottom="0.74pt solid #000000" fo:background-color="#d9d9d9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1" style:family="table-cell" style:parent-style-name="Default">
      <style:table-cell-properties fo:border-bottom="0.74pt solid #000000" fo:background-color="#ffff00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  <style:style style:name="ce12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7pt" fo:font-style="normal" fo:text-shadow="none" style:text-underline-style="none" fo:font-weight="normal" style:font-size-asian="7pt" style:font-style-asian="normal" style:font-weight-asian="normal" style:font-size-complex="7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Plan1" table:style-name="ta4">
        <office:forms form:automatic-focus="false" form:apply-design-mode="false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10" table:default-cell-style-name="Default"/>
        <table:table-column table:style-name="co9" table:default-cell-style-name="Default"/>
        <table:table-column table:style-name="co11" table:default-cell-style-name="Default"/>
        <table:table-column table:style-name="co8" table:default-cell-style-name="Default"/>
        <table:table-column table:style-name="co6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column table:style-name="co9" table:default-cell-style-name="Default"/>
        <table:table-row table:style-name="ro1">
          <table:table-cell table:style-name="ce1" office:value-type="string" calcext:value-type="string">
            <text:p>Anexo 3.13. Remuneração</text:p>
          </table:table-cell>
          <table:table-cell table:number-columns-repeated="1023"/>
        </table:table-row>
        <table:table-row table:style-name="ro2">
          <table:table-cell table:style-name="ce2" office:value-type="string" calcext:value-type="string" table:number-columns-spanned="1" table:number-rows-spanned="3">
            <text:p>Matrícula</text:p>
          </table:table-cell>
          <table:table-cell table:style-name="ce2" office:value-type="string" calcext:value-type="string" table:number-columns-spanned="1" table:number-rows-spanned="3">
            <text:p>Nome</text:p>
          </table:table-cell>
          <table:table-cell table:style-name="ce2" office:value-type="string" calcext:value-type="string" table:number-columns-spanned="1" table:number-rows-spanned="3">
            <text:p>Cargo</text:p>
          </table:table-cell>
          <table:table-cell table:style-name="ce2" office:value-type="string" calcext:value-type="string" table:number-columns-spanned="1" table:number-rows-spanned="3">
            <text:p>Lotação</text:p>
          </table:table-cell>
          <table:table-cell table:style-name="ce2" office:value-type="string" calcext:value-type="string" table:number-columns-spanned="7" table:number-rows-spanned="1">
            <text:p>RENDIMENTOS</text:p>
          </table:table-cell>
          <table:covered-table-cell table:number-columns-repeated="6" table:style-name="ce2"/>
          <table:table-cell table:style-name="ce2" office:value-type="string" calcext:value-type="string" table:number-columns-spanned="4" table:number-rows-spanned="1">
            <text:p>DESCONTOS</text:p>
          </table:table-cell>
          <table:covered-table-cell table:number-columns-repeated="2" table:style-name="ce10"/>
          <table:covered-table-cell table:style-name="ce11"/>
          <table:table-cell table:style-name="ce4" office:value-type="string" calcext:value-type="string" table:number-columns-spanned="1" table:number-rows-spanned="3">
            <text:p>Rendimento Líquido Total <text:s text:c="11"/>(l)</text:p>
          </table:table-cell>
          <table:table-cell table:style-name="ce2" office:value-type="string" calcext:value-type="string" table:number-columns-spanned="5" table:number-rows-spanned="2">
            <text:p>INDENIZAÇÕES (m)</text:p>
          </table:table-cell>
          <table:covered-table-cell table:number-columns-repeated="4"/>
          <table:table-cell table:style-name="ce2" office:value-type="string" calcext:value-type="string" table:number-columns-spanned="9" table:number-rows-spanned="2">
            <text:p>OUTRAS REMUNERAÇÕES TEMPORÁRIAS (n)</text:p>
          </table:table-cell>
          <table:covered-table-cell table:number-columns-repeated="8"/>
          <table:table-cell table:number-columns-repeated="994"/>
        </table:table-row>
        <table:table-row table:style-name="ro2">
          <table:covered-table-cell table:number-columns-repeated="4" table:style-name="ce2"/>
          <table:table-cell table:style-name="ce3" office:value-type="string" calcext:value-type="string" table:number-columns-spanned="2" table:number-rows-spanned="1">
            <text:p>REMUNERAÇÃO BÁSICA</text:p>
          </table:table-cell>
          <table:covered-table-cell table:style-name="ce3"/>
          <table:table-cell table:style-name="ce5" office:value-type="string" calcext:value-type="string" table:number-columns-spanned="4" table:number-rows-spanned="1">
            <text:p>REMUNERAÇÃO EVENTUAL OU BÁSICA</text:p>
          </table:table-cell>
          <table:covered-table-cell table:number-columns-repeated="3" table:style-name="ce6"/>
          <table:table-cell table:style-name="ce4" office:value-type="string" calcext:value-type="string" table:number-columns-spanned="1" table:number-rows-spanned="2">
            <text:p>Total de Rendimentos Brutos <text:s text:c="21"/>(g)</text:p>
          </table:table-cell>
          <table:table-cell table:style-name="ce3" office:value-type="string" calcext:value-type="string" table:number-columns-spanned="3" table:number-rows-spanned="1">
            <text:p>OBRIGATÓRIOS/LEGAIS</text:p>
          </table:table-cell>
          <table:covered-table-cell table:number-columns-repeated="2" table:style-name="ce3"/>
          <table:table-cell table:style-name="ce4" office:value-type="string" calcext:value-type="string" table:number-columns-spanned="1" table:number-rows-spanned="2">
            <text:p>Total de Descontos <text:s text:c="209"/>(k)</text:p>
          </table:table-cell>
          <table:covered-table-cell table:style-name="ce12"/>
          <table:covered-table-cell table:number-columns-repeated="14"/>
          <table:table-cell table:number-columns-repeated="994"/>
        </table:table-row>
        <table:table-row table:style-name="ro3">
          <table:covered-table-cell table:number-columns-repeated="4" table:style-name="ce2"/>
          <table:table-cell table:style-name="ce4" office:value-type="string" calcext:value-type="string">
            <text:p>Remuneração do Cargo Efetivo <text:s text:c="16"/>(a)</text:p>
          </table:table-cell>
          <table:table-cell table:style-name="ce4" office:value-type="string" calcext:value-type="string">
            <text:p>Outras Verbas Remuneratórias, Legais ou Judiciais <text:s text:c="15"/>(b)</text:p>
          </table:table-cell>
          <table:table-cell table:style-name="ce4" office:value-type="string" calcext:value-type="string">
            <text:p>Função de Confiança ou Cargo em Comissão <text:s text:c="10"/>(c)</text:p>
          </table:table-cell>
          <table:table-cell table:style-name="ce4" office:value-type="string" calcext:value-type="string">
            <text:p>Gratificação Natalina <text:s text:c="13"/>(d)</text:p>
          </table:table-cell>
          <table:table-cell table:style-name="ce4" office:value-type="string" calcext:value-type="string">
            <text:p>Férias (1/3 constitucional) (e)</text:p>
          </table:table-cell>
          <table:table-cell table:style-name="ce7" office:value-type="string" calcext:value-type="string">
            <text:p>Abono de Permanência (f)</text:p>
          </table:table-cell>
          <table:covered-table-cell table:style-name="ce8"/>
          <table:table-cell table:style-name="ce9" office:value-type="string" calcext:value-type="string">
            <text:p>Contribuição Previdenciária (h)</text:p>
          </table:table-cell>
          <table:table-cell table:style-name="ce4" office:value-type="string" calcext:value-type="string">
            <text:p>Imposto de Renda <text:s text:c="19"/>(i)</text:p>
          </table:table-cell>
          <table:table-cell table:style-name="ce4" office:value-type="string" calcext:value-type="string">
            <text:p>Retenção por Teto Constitucional (j)</text:p>
          </table:table-cell>
          <table:covered-table-cell table:number-columns-repeated="2" table:style-name="ce8"/>
          <table:table-cell table:style-name="ce4" office:value-type="string" calcext:value-type="string">
            <text:p>Auxílio Alimentação</text:p>
          </table:table-cell>
          <table:table-cell table:style-name="ce4" office:value-type="string" calcext:value-type="string">
            <text:p>Auxílio Transporte</text:p>
          </table:table-cell>
          <table:table-cell table:style-name="ce4" office:value-type="string" calcext:value-type="string">
            <text:p>Auxílio Moradia</text:p>
          </table:table-cell>
          <table:table-cell table:style-name="ce4" office:value-type="string" calcext:value-type="string">
            <text:p>Férias Indenizadas</text:p>
          </table:table-cell>
          <table:table-cell table:style-name="ce4" office:value-type="string" calcext:value-type="string">
            <text:p>Férias Indenizadas de Estágio</text:p>
          </table:table-cell>
          <table:table-cell table:style-name="ce4" office:value-type="string" calcext:value-type="string">
            <text:p>Insalubridade</text:p>
          </table:table-cell>
          <table:table-cell table:style-name="ce4" office:value-type="string" calcext:value-type="string">
            <text:p>Remuneração Lei 6773</text:p>
          </table:table-cell>
          <table:table-cell table:style-name="ce4" office:value-type="string" calcext:value-type="string">
            <text:p>Remuneração Lei 6818</text:p>
          </table:table-cell>
          <table:table-cell table:style-name="ce4" office:value-type="string" calcext:value-type="string">
            <text:p>Diferença de Entrância</text:p>
          </table:table-cell>
          <table:table-cell table:style-name="ce4" office:value-type="string" calcext:value-type="string">
            <text:p>Remuneração Lei 6773 / Ato 09/2012</text:p>
          </table:table-cell>
          <table:table-cell table:style-name="ce4" office:value-type="string" calcext:value-type="string">
            <text:p>Remuneração Ato 11/2018</text:p>
          </table:table-cell>
          <table:table-cell table:style-name="ce4" office:value-type="string" calcext:value-type="string">
            <text:p>Coordenação de Grupos de Trabalho</text:p>
          </table:table-cell>
          <table:table-cell table:style-name="ce4" office:value-type="string" calcext:value-type="string">
            <text:p>Participação em Comissões e Projetos</text:p>
          </table:table-cell>
          <table:table-cell table:style-name="ce4" office:value-type="string" calcext:value-type="string">
            <text:p>Remuneração de Chefia / Direção / Assessoria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EZIA LIMA DE CARVALH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697.76">
            <text:p>36.697,76</text:p>
          </table:table-cell>
          <table:table-cell office:value-type="float" office:value="3100.44">
            <text:p>3.100,44</text:p>
          </table:table-cell>
          <table:table-cell office:value-type="float" office:value="6959.24">
            <text:p>6.959,24</text:p>
          </table:table-cell>
          <table:table-cell office:value-type="float" office:value="0.00">
            <text:p>0</text:p>
          </table:table-cell>
          <table:table-cell office:value-type="float" office:value="10059.68">
            <text:p>10.059,68</text:p>
          </table:table-cell>
          <table:table-cell office:value-type="float" office:value="26638.08">
            <text:p>26.638,0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ILZA INACIO DE FREITAS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407.45">
            <text:p>5.407,45</text:p>
          </table:table-cell>
          <table:table-cell office:value-type="float" office:value="0.00">
            <text:p>0</text:p>
          </table:table-cell>
          <table:table-cell office:value-type="float" office:value="8275.35">
            <text:p>8.275,35</text:p>
          </table:table-cell>
          <table:table-cell office:value-type="float" office:value="22926.18">
            <text:p>22.926,1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IVALDO BATISTA DE SOUZA JUNIOR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38952.60">
            <text:p>38.952,6</text:p>
          </table:table-cell>
          <table:table-cell office:value-type="float" office:value="3100.44">
            <text:p>3.100,44</text:p>
          </table:table-cell>
          <table:table-cell office:value-type="float" office:value="6314.63">
            <text:p>6.314,63</text:p>
          </table:table-cell>
          <table:table-cell office:value-type="float" office:value="0.00">
            <text:p>0</text:p>
          </table:table-cell>
          <table:table-cell office:value-type="float" office:value="9415.07">
            <text:p>9.415,07</text:p>
          </table:table-cell>
          <table:table-cell office:value-type="float" office:value="29537.53">
            <text:p>29.537,5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7">
            <text:p>2.818,57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A ACCIOLY DE LIMA VILELA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6029.11">
            <text:p>6.029,11</text:p>
          </table:table-cell>
          <table:table-cell office:value-type="float" office:value="0.00">
            <text:p>0</text:p>
          </table:table-cell>
          <table:table-cell office:value-type="float" office:value="9129.55">
            <text:p>9.129,55</text:p>
          </table:table-cell>
          <table:table-cell office:value-type="float" office:value="24185.92">
            <text:p>24.185,9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ADRIANA GOMES MOREIRA DOS SANT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329.23">
            <text:p>5.329,23</text:p>
          </table:table-cell>
          <table:table-cell office:value-type="float" office:value="0.00">
            <text:p>0</text:p>
          </table:table-cell>
          <table:table-cell office:value-type="float" office:value="491.90">
            <text:p>491,9</text:p>
          </table:table-cell>
          <table:table-cell office:value-type="float" office:value="0.00">
            <text:p>0</text:p>
          </table:table-cell>
          <table:table-cell office:value-type="float" office:value="491.90">
            <text:p>491,9</text:p>
          </table:table-cell>
          <table:table-cell office:value-type="float" office:value="4837.33">
            <text:p>4.837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A GOMES MOREIRA DOS SANT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8.64">
            <text:p>18.788,64</text:p>
          </table:table-cell>
          <table:table-cell office:value-type="float" office:value="0.00">
            <text:p>0</text:p>
          </table:table-cell>
          <table:table-cell office:value-type="float" office:value="57681.33">
            <text:p>57.681,33</text:p>
          </table:table-cell>
          <table:table-cell office:value-type="float" office:value="3100.44">
            <text:p>3.100,44</text:p>
          </table:table-cell>
          <table:table-cell office:value-type="float" office:value="11651.81">
            <text:p>11.651,81</text:p>
          </table:table-cell>
          <table:table-cell office:value-type="float" office:value="59.94">
            <text:p>59,94</text:p>
          </table:table-cell>
          <table:table-cell office:value-type="float" office:value="14752.25">
            <text:p>14.752,25</text:p>
          </table:table-cell>
          <table:table-cell office:value-type="float" office:value="42929.08">
            <text:p>42.929,0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office:value-type="float" office:value="2818.58">
            <text:p>2.818,58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A MARIA DE VASCONCELOS FEIJO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924.83">
            <text:p>5.924,83</text:p>
          </table:table-cell>
          <table:table-cell office:value-type="float" office:value="0.00">
            <text:p>0</text:p>
          </table:table-cell>
          <table:table-cell office:value-type="float" office:value="9025.27">
            <text:p>9.025,27</text:p>
          </table:table-cell>
          <table:table-cell office:value-type="float" office:value="24290.20">
            <text:p>24.290,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DRIANO JORGE CORREIA DE BARROS LIMA<text:s text:c="4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6040.92">
            <text:p>6.040,92</text:p>
          </table:table-cell>
          <table:table-cell office:value-type="float" office:value="0.00">
            <text:p>0</text:p>
          </table:table-cell>
          <table:table-cell office:value-type="float" office:value="8908.82">
            <text:p>8.908,82</text:p>
          </table:table-cell>
          <table:table-cell office:value-type="float" office:value="24406.65">
            <text:p>24.406,6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A LUCIA TORRES DE OLIVEIR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77.46">
            <text:p>6.777,46</text:p>
          </table:table-cell>
          <table:table-cell office:value-type="float" office:value="0.00">
            <text:p>0</text:p>
          </table:table-cell>
          <table:table-cell office:value-type="float" office:value="9877.90">
            <text:p>9.877,9</text:p>
          </table:table-cell>
          <table:table-cell office:value-type="float" office:value="26538.01">
            <text:p>26.538,0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ERTO FONSECA<text:s text:c="6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976.97">
            <text:p>5.976,97</text:p>
          </table:table-cell>
          <table:table-cell office:value-type="float" office:value="0.00">
            <text:p>0</text:p>
          </table:table-cell>
          <table:table-cell office:value-type="float" office:value="9077.41">
            <text:p>9.077,41</text:p>
          </table:table-cell>
          <table:table-cell office:value-type="float" office:value="24238.06">
            <text:p>24.238,0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BERTO TENORIO VIEIR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7261.48">
            <text:p>37.261,48</text:p>
          </table:table-cell>
          <table:table-cell office:value-type="float" office:value="3100.44">
            <text:p>3.100,44</text:p>
          </table:table-cell>
          <table:table-cell office:value-type="float" office:value="6028.12">
            <text:p>6.028,12</text:p>
          </table:table-cell>
          <table:table-cell office:value-type="float" office:value="0.00">
            <text:p>0</text:p>
          </table:table-cell>
          <table:table-cell office:value-type="float" office:value="9128.56">
            <text:p>9.128,56</text:p>
          </table:table-cell>
          <table:table-cell office:value-type="float" office:value="28132.92">
            <text:p>28.132,9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45.57">
            <text:p>845,5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EXANDRA BEURLEN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724.76">
            <text:p>34.724,76</text:p>
          </table:table-cell>
          <table:table-cell office:value-type="float" office:value="3100.44">
            <text:p>3.100,44</text:p>
          </table:table-cell>
          <table:table-cell office:value-type="float" office:value="6364.53">
            <text:p>6.364,53</text:p>
          </table:table-cell>
          <table:table-cell office:value-type="float" office:value="0.00">
            <text:p>0</text:p>
          </table:table-cell>
          <table:table-cell office:value-type="float" office:value="9464.97">
            <text:p>9.464,97</text:p>
          </table:table-cell>
          <table:table-cell office:value-type="float" office:value="25259.79">
            <text:p>25.259,7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FREDO GASPAR DE MENDONCA NETO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MOTORES DE JUSTICA<text:s text:c="19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31.20">
            <text:p>2.031,2</text:p>
          </table:table-cell>
          <table:table-cell office:value-type="float" office:value="0.00">
            <text:p>0</text:p>
          </table:table-cell>
          <table:table-cell office:value-type="float" office:value="40923.89">
            <text:p>40.923,89</text:p>
          </table:table-cell>
          <table:table-cell office:value-type="float" office:value="3351.82">
            <text:p>3.351,82</text:p>
          </table:table-cell>
          <table:table-cell office:value-type="float" office:value="7389.44">
            <text:p>7.389,44</text:p>
          </table:table-cell>
          <table:table-cell office:value-type="float" office:value="2802.33">
            <text:p>2.802,33</text:p>
          </table:table-cell>
          <table:table-cell office:value-type="float" office:value="10741.26">
            <text:p>10.741,26</text:p>
          </table:table-cell>
          <table:table-cell office:value-type="float" office:value="30182.63">
            <text:p>30.182,6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94.22">
            <text:p>6.094,2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LMIR JOSE CRESCENCIO<text:s text:c="59"/></text:p>
          </table:table-cell>
          <table:table-cell office:value-type="string">
            <text:p>CHEFE DE GAB DO PROC GERAL DE JUSTIÇA<text:s text:c="3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5781.22">
            <text:p>5.781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41993.13">
            <text:p>41.993,13</text:p>
          </table:table-cell>
          <table:table-cell office:value-type="float" office:value="3100.44">
            <text:p>3.100,44</text:p>
          </table:table-cell>
          <table:table-cell office:value-type="float" office:value="7975.47">
            <text:p>7.975,47</text:p>
          </table:table-cell>
          <table:table-cell office:value-type="float" office:value="204.00">
            <text:p>204</text:p>
          </table:table-cell>
          <table:table-cell office:value-type="float" office:value="11075.91">
            <text:p>11.075,91</text:p>
          </table:table-cell>
          <table:table-cell office:value-type="float" office:value="30917.22">
            <text:p>30.917,2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MELIA ADRIANA DE CARVALHO CAMPELO<text:s text:c="4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6040.92">
            <text:p>6.040,92</text:p>
          </table:table-cell>
          <table:table-cell office:value-type="float" office:value="0.00">
            <text:p>0</text:p>
          </table:table-cell>
          <table:table-cell office:value-type="float" office:value="8908.82">
            <text:p>8.908,82</text:p>
          </table:table-cell>
          <table:table-cell office:value-type="float" office:value="24406.65">
            <text:p>24.406,6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A LUCIA FERREIRA DE ARAUJO TENORIO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937.74">
            <text:p>28.937,74</text:p>
          </table:table-cell>
          <table:table-cell office:value-type="float" office:value="3100.44">
            <text:p>3.100,44</text:p>
          </table:table-cell>
          <table:table-cell office:value-type="float" office:value="6029.11">
            <text:p>6.029,11</text:p>
          </table:table-cell>
          <table:table-cell office:value-type="float" office:value="0.00">
            <text:p>0</text:p>
          </table:table-cell>
          <table:table-cell office:value-type="float" office:value="9129.55">
            <text:p>9.129,55</text:p>
          </table:table-cell>
          <table:table-cell office:value-type="float" office:value="19808.19">
            <text:p>19.808,1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ANDERSON CLAUDIO DE ALMEIDA BARBOSA<text:s text:c="4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867.90">
            <text:p>2.867,9</text:p>
          </table:table-cell>
          <table:table-cell office:value-type="float" office:value="5511.72">
            <text:p>5.511,72</text:p>
          </table:table-cell>
          <table:table-cell office:value-type="float" office:value="0.00">
            <text:p>0</text:p>
          </table:table-cell>
          <table:table-cell office:value-type="float" office:value="8379.62">
            <text:p>8.379,62</text:p>
          </table:table-cell>
          <table:table-cell office:value-type="float" office:value="17692.22">
            <text:p>17.692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ERSON CLAUDIO DE ALMEIDA BARBOSA<text:s text:c="4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633.73">
            <text:p>35.633,73</text:p>
          </table:table-cell>
          <table:table-cell office:value-type="float" office:value="2867.90">
            <text:p>2.867,9</text:p>
          </table:table-cell>
          <table:table-cell office:value-type="float" office:value="6730.58">
            <text:p>6.730,58</text:p>
          </table:table-cell>
          <table:table-cell office:value-type="float" office:value="0.00">
            <text:p>0</text:p>
          </table:table-cell>
          <table:table-cell office:value-type="float" office:value="9598.48">
            <text:p>9.598,48</text:p>
          </table:table-cell>
          <table:table-cell office:value-type="float" office:value="26035.25">
            <text:p>26.035,2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25.02">
            <text:p>1.825,0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.18">
            <text:p>2.607,1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DRESON CHARLES SILVA CHAVES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56.30">
            <text:p>1.356,3</text:p>
          </table:table-cell>
          <table:table-cell office:value-type="float" office:value="0.00">
            <text:p>0</text:p>
          </table:table-cell>
          <table:table-cell office:value-type="float" office:value="34671.77">
            <text:p>34.671,77</text:p>
          </table:table-cell>
          <table:table-cell office:value-type="float" office:value="2652.81">
            <text:p>2.652,81</text:p>
          </table:table-cell>
          <table:table-cell office:value-type="float" office:value="5995.80">
            <text:p>5.995,8</text:p>
          </table:table-cell>
          <table:table-cell office:value-type="float" office:value="0.00">
            <text:p>0</text:p>
          </table:table-cell>
          <table:table-cell office:value-type="float" office:value="8648.61">
            <text:p>8.648,61</text:p>
          </table:table-cell>
          <table:table-cell office:value-type="float" office:value="26023.16">
            <text:p>26.023,1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33">
            <text:p>4.069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IOGENES MARQUES DE LIRA<text:s text:c="54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42244.51">
            <text:p>42.244,51</text:p>
          </table:table-cell>
          <table:table-cell office:value-type="float" office:value="3351.82">
            <text:p>3.351,82</text:p>
          </table:table-cell>
          <table:table-cell office:value-type="float" office:value="8311.19">
            <text:p>8.311,19</text:p>
          </table:table-cell>
          <table:table-cell office:value-type="float" office:value="669.36">
            <text:p>669,36</text:p>
          </table:table-cell>
          <table:table-cell office:value-type="float" office:value="11663.01">
            <text:p>11.663,01</text:p>
          </table:table-cell>
          <table:table-cell office:value-type="float" office:value="30581.50">
            <text:p>30.581,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3.56">
            <text:p>1.523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37.69">
            <text:p>2.437,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ARECIPPO DE BARROS TEIXEIRA NETO<text:s text:c="40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40476.18">
            <text:p>40.476,18</text:p>
          </table:table-cell>
          <table:table-cell office:value-type="float" office:value="3351.82">
            <text:p>3.351,82</text:p>
          </table:table-cell>
          <table:table-cell office:value-type="float" office:value="7007.42">
            <text:p>7.007,42</text:p>
          </table:table-cell>
          <table:table-cell office:value-type="float" office:value="0.00">
            <text:p>0</text:p>
          </table:table-cell>
          <table:table-cell office:value-type="float" office:value="10359.24">
            <text:p>10.359,24</text:p>
          </table:table-cell>
          <table:table-cell office:value-type="float" office:value="30116.94">
            <text:p>30.116,9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3.56">
            <text:p>1.523,5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JORGE SODRE VALENTIM DE SOUZA<text:s text:c="4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4.32">
            <text:p>9.394,32</text:p>
          </table:table-cell>
          <table:table-cell office:value-type="float" office:value="0.00">
            <text:p>0</text:p>
          </table:table-cell>
          <table:table-cell office:value-type="float" office:value="42709.79">
            <text:p>42.709,79</text:p>
          </table:table-cell>
          <table:table-cell office:value-type="float" office:value="3100.44">
            <text:p>3.100,44</text:p>
          </table:table-cell>
          <table:table-cell office:value-type="float" office:value="7638.91">
            <text:p>7.638,91</text:p>
          </table:table-cell>
          <table:table-cell office:value-type="float" office:value="0.00">
            <text:p>0</text:p>
          </table:table-cell>
          <table:table-cell office:value-type="float" office:value="10739.35">
            <text:p>10.739,35</text:p>
          </table:table-cell>
          <table:table-cell office:value-type="float" office:value="31970.44">
            <text:p>31.970,4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LUIS VILAS BOAS SOUSA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67.90">
            <text:p>2.867,9</text:p>
          </table:table-cell>
          <table:table-cell office:value-type="float" office:value="36183.37">
            <text:p>36.183,37</text:p>
          </table:table-cell>
          <table:table-cell office:value-type="float" office:value="2867.90">
            <text:p>2.867,9</text:p>
          </table:table-cell>
          <table:table-cell office:value-type="float" office:value="6725.32">
            <text:p>6.725,32</text:p>
          </table:table-cell>
          <table:table-cell office:value-type="float" office:value="0.00">
            <text:p>0</text:p>
          </table:table-cell>
          <table:table-cell office:value-type="float" office:value="9593.22">
            <text:p>9.593,22</text:p>
          </table:table-cell>
          <table:table-cell office:value-type="float" office:value="26590.15">
            <text:p>26.590,1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NTONIO LUIZ DOS SANTOS FILHO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67.90">
            <text:p>2.867,9</text:p>
          </table:table-cell>
          <table:table-cell office:value-type="float" office:value="36183.37">
            <text:p>36.183,37</text:p>
          </table:table-cell>
          <table:table-cell office:value-type="float" office:value="2867.90">
            <text:p>2.867,9</text:p>
          </table:table-cell>
          <table:table-cell office:value-type="float" office:value="6777.46">
            <text:p>6.777,46</text:p>
          </table:table-cell>
          <table:table-cell office:value-type="float" office:value="0.00">
            <text:p>0</text:p>
          </table:table-cell>
          <table:table-cell office:value-type="float" office:value="9645.36">
            <text:p>9.645,36</text:p>
          </table:table-cell>
          <table:table-cell office:value-type="float" office:value="26538.01">
            <text:p>26.538,0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ARLEN SILVA BRITO<text:s text:c="63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21560.19">
            <text:p>21.560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OLIVAR CRUZ FERRO<text:s text:c="62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3647.59">
            <text:p>3.647,59</text:p>
          </table:table-cell>
          <table:table-cell office:value-type="float" office:value="0.00">
            <text:p>0</text:p>
          </table:table-cell>
          <table:table-cell office:value-type="float" office:value="6515.49">
            <text:p>6.515,49</text:p>
          </table:table-cell>
          <table:table-cell office:value-type="float" office:value="24686.04">
            <text:p>24.686,0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BRUNO DE SOUZA MARTINS BAPTISTA<text:s text:c="49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440.10">
            <text:p>4.440,1</text:p>
          </table:table-cell>
          <table:table-cell office:value-type="float" office:value="0.00">
            <text:p>0</text:p>
          </table:table-cell>
          <table:table-cell office:value-type="float" office:value="362.89">
            <text:p>362,89</text:p>
          </table:table-cell>
          <table:table-cell office:value-type="float" office:value="0.00">
            <text:p>0</text:p>
          </table:table-cell>
          <table:table-cell office:value-type="float" office:value="362.89">
            <text:p>362,89</text:p>
          </table:table-cell>
          <table:table-cell office:value-type="float" office:value="4077.21">
            <text:p>4.077,2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BRUNO DE SOUZA MARTINS BAPTISTA<text:s text:c="49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407.35">
            <text:p>32.407,35</text:p>
          </table:table-cell>
          <table:table-cell office:value-type="float" office:value="2652.81">
            <text:p>2.652,81</text:p>
          </table:table-cell>
          <table:table-cell office:value-type="float" office:value="5902.47">
            <text:p>5.902,47</text:p>
          </table:table-cell>
          <table:table-cell office:value-type="float" office:value="0.00">
            <text:p>0</text:p>
          </table:table-cell>
          <table:table-cell office:value-type="float" office:value="8555.28">
            <text:p>8.555,28</text:p>
          </table:table-cell>
          <table:table-cell office:value-type="float" office:value="23852.07">
            <text:p>23.852,0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5.82">
            <text:p>1.205,82</text:p>
          </table:table-cell>
          <table:table-cell office:value-type="float" office:value="0.00">
            <text:p>0</text:p>
          </table:table-cell>
          <table:table-cell office:value-type="float" office:value="1955.39">
            <text:p>1.955,3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ALBERTO ALVES DE MELO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77.46">
            <text:p>6.777,46</text:p>
          </table:table-cell>
          <table:table-cell office:value-type="float" office:value="0.00">
            <text:p>0</text:p>
          </table:table-cell>
          <table:table-cell office:value-type="float" office:value="9877.90">
            <text:p>9.877,9</text:p>
          </table:table-cell>
          <table:table-cell office:value-type="float" office:value="26538.01">
            <text:p>26.538,0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DAVI LOPES CORREIA LIM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922.65">
            <text:p>35.922,65</text:p>
          </table:table-cell>
          <table:table-cell office:value-type="float" office:value="2867.90">
            <text:p>2.867,9</text:p>
          </table:table-cell>
          <table:table-cell office:value-type="float" office:value="6810.03">
            <text:p>6.810,03</text:p>
          </table:table-cell>
          <table:table-cell office:value-type="float" office:value="0.00">
            <text:p>0</text:p>
          </table:table-cell>
          <table:table-cell office:value-type="float" office:value="9677.93">
            <text:p>9.677,93</text:p>
          </table:table-cell>
          <table:table-cell office:value-type="float" office:value="26244.72">
            <text:p>26.244,7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1303.59">
            <text:p>1.303,59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EDUARDO BALTAR MAIA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67.90">
            <text:p>2.867,9</text:p>
          </table:table-cell>
          <table:table-cell office:value-type="float" office:value="34069.43">
            <text:p>34.069,43</text:p>
          </table:table-cell>
          <table:table-cell office:value-type="float" office:value="2867.90">
            <text:p>2.867,9</text:p>
          </table:table-cell>
          <table:table-cell office:value-type="float" office:value="6196.12">
            <text:p>6.196,12</text:p>
          </table:table-cell>
          <table:table-cell office:value-type="float" office:value="0.00">
            <text:p>0</text:p>
          </table:table-cell>
          <table:table-cell office:value-type="float" office:value="9064.02">
            <text:p>9.064,02</text:p>
          </table:table-cell>
          <table:table-cell office:value-type="float" office:value="25005.41">
            <text:p>25.005,4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OMENA SIMOES<text:s text:c="6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7.31">
            <text:p>1.127,31</text:p>
          </table:table-cell>
          <table:table-cell office:value-type="float" office:value="0.00">
            <text:p>0</text:p>
          </table:table-cell>
          <table:table-cell office:value-type="float" office:value="37825.07">
            <text:p>37.825,07</text:p>
          </table:table-cell>
          <table:table-cell office:value-type="float" office:value="3100.44">
            <text:p>3.100,44</text:p>
          </table:table-cell>
          <table:table-cell office:value-type="float" office:value="6854.96">
            <text:p>6.854,96</text:p>
          </table:table-cell>
          <table:table-cell office:value-type="float" office:value="0.00">
            <text:p>0</text:p>
          </table:table-cell>
          <table:table-cell office:value-type="float" office:value="9955.40">
            <text:p>9.955,4</text:p>
          </table:table-cell>
          <table:table-cell office:value-type="float" office:value="27869.67">
            <text:p>27.869,6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LOS TADEU VILANOVA BARRO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924.83">
            <text:p>5.924,83</text:p>
          </table:table-cell>
          <table:table-cell office:value-type="float" office:value="0.00">
            <text:p>0</text:p>
          </table:table-cell>
          <table:table-cell office:value-type="float" office:value="9025.27">
            <text:p>9.025,27</text:p>
          </table:table-cell>
          <table:table-cell office:value-type="float" office:value="24290.20">
            <text:p>24.290,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ARMEN SYLVIA NOGUEIRA SARMENTO<text:s text:c="4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67.90">
            <text:p>2.867,9</text:p>
          </table:table-cell>
          <table:table-cell office:value-type="float" office:value="34069.43">
            <text:p>34.069,43</text:p>
          </table:table-cell>
          <table:table-cell office:value-type="float" office:value="2867.90">
            <text:p>2.867,9</text:p>
          </table:table-cell>
          <table:table-cell office:value-type="float" office:value="6196.12">
            <text:p>6.196,12</text:p>
          </table:table-cell>
          <table:table-cell office:value-type="float" office:value="0.00">
            <text:p>0</text:p>
          </table:table-cell>
          <table:table-cell office:value-type="float" office:value="9064.02">
            <text:p>9.064,02</text:p>
          </table:table-cell>
          <table:table-cell office:value-type="float" office:value="25005.41">
            <text:p>25.005,4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INTIA CALUMBY DA SILVA COUTINHO<text:s text:c="4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922.65">
            <text:p>35.922,65</text:p>
          </table:table-cell>
          <table:table-cell office:value-type="float" office:value="2867.90">
            <text:p>2.867,9</text:p>
          </table:table-cell>
          <table:table-cell office:value-type="float" office:value="6757.89">
            <text:p>6.757,89</text:p>
          </table:table-cell>
          <table:table-cell office:value-type="float" office:value="0.00">
            <text:p>0</text:p>
          </table:table-cell>
          <table:table-cell office:value-type="float" office:value="9625.79">
            <text:p>9.625,79</text:p>
          </table:table-cell>
          <table:table-cell office:value-type="float" office:value="26296.86">
            <text:p>26.296,8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1303.59">
            <text:p>1.303,59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JOSE BRANDAO 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4.32">
            <text:p>9.394,32</text:p>
          </table:table-cell>
          <table:table-cell office:value-type="float" office:value="3100.44">
            <text:p>3.100,44</text:p>
          </table:table-cell>
          <table:table-cell office:value-type="float" office:value="50038.10">
            <text:p>50.038,1</text:p>
          </table:table-cell>
          <table:table-cell office:value-type="float" office:value="3100.44">
            <text:p>3.100,44</text:p>
          </table:table-cell>
          <table:table-cell office:value-type="float" office:value="9654.20">
            <text:p>9.654,2</text:p>
          </table:table-cell>
          <table:table-cell office:value-type="float" office:value="0.00">
            <text:p>0</text:p>
          </table:table-cell>
          <table:table-cell office:value-type="float" office:value="12754.64">
            <text:p>12.754,64</text:p>
          </table:table-cell>
          <table:table-cell office:value-type="float" office:value="37283.46">
            <text:p>37.283,4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JOSE MOREIRA TELE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407.45">
            <text:p>5.407,45</text:p>
          </table:table-cell>
          <table:table-cell office:value-type="float" office:value="0.00">
            <text:p>0</text:p>
          </table:table-cell>
          <table:table-cell office:value-type="float" office:value="8275.35">
            <text:p>8.275,35</text:p>
          </table:table-cell>
          <table:table-cell office:value-type="float" office:value="22926.18">
            <text:p>22.926,1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LUIZ GALVAO MALT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08.71">
            <text:p>33.808,71</text:p>
          </table:table-cell>
          <table:table-cell office:value-type="float" office:value="2867.90">
            <text:p>2.867,9</text:p>
          </table:table-cell>
          <table:table-cell office:value-type="float" office:value="6072.29">
            <text:p>6.072,29</text:p>
          </table:table-cell>
          <table:table-cell office:value-type="float" office:value="0.00">
            <text:p>0</text:p>
          </table:table-cell>
          <table:table-cell office:value-type="float" office:value="8940.19">
            <text:p>8.940,19</text:p>
          </table:table-cell>
          <table:table-cell office:value-type="float" office:value="24868.52">
            <text:p>24.868,5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.18">
            <text:p>2.607,1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LAUDIO PEREIRA PINHEIRO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25.32">
            <text:p>6.725,32</text:p>
          </table:table-cell>
          <table:table-cell office:value-type="float" office:value="0.00">
            <text:p>0</text:p>
          </table:table-cell>
          <table:table-cell office:value-type="float" office:value="9825.76">
            <text:p>9.825,76</text:p>
          </table:table-cell>
          <table:table-cell office:value-type="float" office:value="26590.15">
            <text:p>26.590,1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OARACY JOSE OLIVEIRA DA FONSECA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4981.02">
            <text:p>4.981,02</text:p>
          </table:table-cell>
          <table:table-cell office:value-type="float" office:value="0.00">
            <text:p>0</text:p>
          </table:table-cell>
          <table:table-cell office:value-type="float" office:value="8081.46">
            <text:p>8.081,46</text:p>
          </table:table-cell>
          <table:table-cell office:value-type="float" office:value="25234.01">
            <text:p>25.234,0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CYRO EDUARDO BLATTER MOREIR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9234.49">
            <text:p>39.234,49</text:p>
          </table:table-cell>
          <table:table-cell office:value-type="float" office:value="3100.44">
            <text:p>3.100,44</text:p>
          </table:table-cell>
          <table:table-cell office:value-type="float" office:value="7448.29">
            <text:p>7.448,29</text:p>
          </table:table-cell>
          <table:table-cell office:value-type="float" office:value="0.00">
            <text:p>0</text:p>
          </table:table-cell>
          <table:table-cell office:value-type="float" office:value="10548.73">
            <text:p>10.548,73</text:p>
          </table:table-cell>
          <table:table-cell office:value-type="float" office:value="28685.76">
            <text:p>28.685,7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ALVA VANDERLEI TENORI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7825.19">
            <text:p>37.825,19</text:p>
          </table:table-cell>
          <table:table-cell office:value-type="float" office:value="3100.44">
            <text:p>3.100,44</text:p>
          </table:table-cell>
          <table:table-cell office:value-type="float" office:value="7165.01">
            <text:p>7.165,01</text:p>
          </table:table-cell>
          <table:table-cell office:value-type="float" office:value="0.00">
            <text:p>0</text:p>
          </table:table-cell>
          <table:table-cell office:value-type="float" office:value="10265.45">
            <text:p>10.265,45</text:p>
          </table:table-cell>
          <table:table-cell office:value-type="float" office:value="27559.74">
            <text:p>27.559,7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LFINO COSTA NETO<text:s text:c="6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.42">
            <text:p>939,42</text:p>
          </table:table-cell>
          <table:table-cell office:value-type="float" office:value="3100.44">
            <text:p>3.100,44</text:p>
          </table:table-cell>
          <table:table-cell office:value-type="float" office:value="42932.55">
            <text:p>42.932,55</text:p>
          </table:table-cell>
          <table:table-cell office:value-type="float" office:value="3100.44">
            <text:p>3.100,44</text:p>
          </table:table-cell>
          <table:table-cell office:value-type="float" office:value="8311.19">
            <text:p>8.311,19</text:p>
          </table:table-cell>
          <table:table-cell office:value-type="float" office:value="59.93">
            <text:p>59,93</text:p>
          </table:table-cell>
          <table:table-cell office:value-type="float" office:value="11411.63">
            <text:p>11.411,63</text:p>
          </table:table-cell>
          <table:table-cell office:value-type="float" office:value="31520.92">
            <text:p>31.520,9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7">
            <text:p>2.818,5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1409.29">
            <text:p>1.409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LMA MARIA COSTA DE AZEVEDO PANTALEAO<text:s text:c="4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673.18">
            <text:p>6.673,18</text:p>
          </table:table-cell>
          <table:table-cell office:value-type="float" office:value="0.00">
            <text:p>0</text:p>
          </table:table-cell>
          <table:table-cell office:value-type="float" office:value="9773.62">
            <text:p>9.773,62</text:p>
          </table:table-cell>
          <table:table-cell office:value-type="float" office:value="26642.29">
            <text:p>26.642,2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NISE GUIMARAES DE OLIVEIRA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4936.32">
            <text:p>4.936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13.93">
            <text:p>3.713,93</text:p>
          </table:table-cell>
          <table:table-cell office:value-type="float" office:value="38228.89">
            <text:p>38.228,89</text:p>
          </table:table-cell>
          <table:table-cell office:value-type="float" office:value="3713.93">
            <text:p>3.713,93</text:p>
          </table:table-cell>
          <table:table-cell office:value-type="float" office:value="8363.33">
            <text:p>8.363,33</text:p>
          </table:table-cell>
          <table:table-cell office:value-type="float" office:value="1644.43">
            <text:p>1.644,43</text:p>
          </table:table-cell>
          <table:table-cell office:value-type="float" office:value="12077.26">
            <text:p>12.077,26</text:p>
          </table:table-cell>
          <table:table-cell office:value-type="float" office:value="26151.63">
            <text:p>26.151,63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DENNIS LIMA CALHEIROS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33822.93">
            <text:p>33.822,93</text:p>
          </table:table-cell>
          <table:table-cell office:value-type="float" office:value="3351.82">
            <text:p>3.351,82</text:p>
          </table:table-cell>
          <table:table-cell office:value-type="float" office:value="7493.71">
            <text:p>7.493,71</text:p>
          </table:table-cell>
          <table:table-cell office:value-type="float" office:value="0.00">
            <text:p>0</text:p>
          </table:table-cell>
          <table:table-cell office:value-type="float" office:value="10845.53">
            <text:p>10.845,53</text:p>
          </table:table-cell>
          <table:table-cell office:value-type="float" office:value="22977.40">
            <text:p>22.977,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ENNIS LIMA CALHEIROS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38952.62">
            <text:p>38.952,62</text:p>
          </table:table-cell>
          <table:table-cell office:value-type="float" office:value="3351.82">
            <text:p>3.351,82</text:p>
          </table:table-cell>
          <table:table-cell office:value-type="float" office:value="7510.20">
            <text:p>7.510,2</text:p>
          </table:table-cell>
          <table:table-cell office:value-type="float" office:value="0.00">
            <text:p>0</text:p>
          </table:table-cell>
          <table:table-cell office:value-type="float" office:value="10862.02">
            <text:p>10.862,02</text:p>
          </table:table-cell>
          <table:table-cell office:value-type="float" office:value="28090.60">
            <text:p>28.090,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DILMAR LOPES CAMERINO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1480.89">
            <text:p>1.480,8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14.72">
            <text:p>3.514,72</text:p>
          </table:table-cell>
          <table:table-cell office:value-type="float" office:value="40596.41">
            <text:p>40.596,41</text:p>
          </table:table-cell>
          <table:table-cell office:value-type="float" office:value="3514.72">
            <text:p>3.514,72</text:p>
          </table:table-cell>
          <table:table-cell office:value-type="float" office:value="7813.17">
            <text:p>7.813,17</text:p>
          </table:table-cell>
          <table:table-cell office:value-type="float" office:value="0.00">
            <text:p>0</text:p>
          </table:table-cell>
          <table:table-cell office:value-type="float" office:value="11327.89">
            <text:p>11.327,89</text:p>
          </table:table-cell>
          <table:table-cell office:value-type="float" office:value="29268.52">
            <text:p>29.268,5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ELZITO SANTOS ANDRADE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.86">
            <text:p>1.878,86</text:p>
          </table:table-cell>
          <table:table-cell office:value-type="float" office:value="0.00">
            <text:p>0</text:p>
          </table:table-cell>
          <table:table-cell office:value-type="float" office:value="40771.55">
            <text:p>40.771,55</text:p>
          </table:table-cell>
          <table:table-cell office:value-type="float" office:value="3100.44">
            <text:p>3.100,44</text:p>
          </table:table-cell>
          <table:table-cell office:value-type="float" office:value="7562.84">
            <text:p>7.562,84</text:p>
          </table:table-cell>
          <table:table-cell office:value-type="float" office:value="59.93">
            <text:p>59,93</text:p>
          </table:table-cell>
          <table:table-cell office:value-type="float" office:value="10663.28">
            <text:p>10.663,28</text:p>
          </table:table-cell>
          <table:table-cell office:value-type="float" office:value="30108.27">
            <text:p>30.108,2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54.86">
            <text:p>2.254,86</text:p>
          </table:table-cell>
          <table:table-cell office:value-type="float" office:value="0.00">
            <text:p>0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DUARDO TAVARES MENDES<text:s text:c="58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38200.66">
            <text:p>38.200,66</text:p>
          </table:table-cell>
          <table:table-cell office:value-type="float" office:value="3351.82">
            <text:p>3.351,82</text:p>
          </table:table-cell>
          <table:table-cell office:value-type="float" office:value="7458.06">
            <text:p>7.458,06</text:p>
          </table:table-cell>
          <table:table-cell office:value-type="float" office:value="0.00">
            <text:p>0</text:p>
          </table:table-cell>
          <table:table-cell office:value-type="float" office:value="10809.88">
            <text:p>10.809,88</text:p>
          </table:table-cell>
          <table:table-cell office:value-type="float" office:value="27390.78">
            <text:p>27.390,78</text:p>
          </table:table-cell>
          <table:table-cell office:value-type="float" office:value="0.00">
            <text:p>0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ADIO PACHECO ESTREL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872.70">
            <text:p>5.872,7</text:p>
          </table:table-cell>
          <table:table-cell office:value-type="float" office:value="0.00">
            <text:p>0</text:p>
          </table:table-cell>
          <table:table-cell office:value-type="float" office:value="8973.14">
            <text:p>8.973,14</text:p>
          </table:table-cell>
          <table:table-cell office:value-type="float" office:value="24342.33">
            <text:p>24.342,3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ICIO ANGELO DE AMORIM MURT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872.70">
            <text:p>5.872,7</text:p>
          </table:table-cell>
          <table:table-cell office:value-type="float" office:value="0.00">
            <text:p>0</text:p>
          </table:table-cell>
          <table:table-cell office:value-type="float" office:value="8973.14">
            <text:p>8.973,14</text:p>
          </table:table-cell>
          <table:table-cell office:value-type="float" office:value="24342.33">
            <text:p>24.342,3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ISIO DA SILVA MAIA JUNIOR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6093.06">
            <text:p>6.093,06</text:p>
          </table:table-cell>
          <table:table-cell office:value-type="float" office:value="0.00">
            <text:p>0</text:p>
          </table:table-cell>
          <table:table-cell office:value-type="float" office:value="8960.96">
            <text:p>8.960,96</text:p>
          </table:table-cell>
          <table:table-cell office:value-type="float" office:value="24354.51">
            <text:p>24.354,5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ELISIO DA SILVA MAIA JUNIOR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867.90">
            <text:p>2.867,9</text:p>
          </table:table-cell>
          <table:table-cell office:value-type="float" office:value="5511.72">
            <text:p>5.511,72</text:p>
          </table:table-cell>
          <table:table-cell office:value-type="float" office:value="0.00">
            <text:p>0</text:p>
          </table:table-cell>
          <table:table-cell office:value-type="float" office:value="8379.62">
            <text:p>8.379,62</text:p>
          </table:table-cell>
          <table:table-cell office:value-type="float" office:value="17692.22">
            <text:p>17.692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ELOA DE CARVALHO MEL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6093.06">
            <text:p>6.093,06</text:p>
          </table:table-cell>
          <table:table-cell office:value-type="float" office:value="0.00">
            <text:p>0</text:p>
          </table:table-cell>
          <table:table-cell office:value-type="float" office:value="8960.96">
            <text:p>8.960,96</text:p>
          </table:table-cell>
          <table:table-cell office:value-type="float" office:value="24354.51">
            <text:p>24.354,5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ELOA DE CARVALHO MEL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867.90">
            <text:p>2.867,9</text:p>
          </table:table-cell>
          <table:table-cell office:value-type="float" office:value="5511.72">
            <text:p>5.511,72</text:p>
          </table:table-cell>
          <table:table-cell office:value-type="float" office:value="0.00">
            <text:p>0</text:p>
          </table:table-cell>
          <table:table-cell office:value-type="float" office:value="8379.62">
            <text:p>8.379,62</text:p>
          </table:table-cell>
          <table:table-cell office:value-type="float" office:value="17692.22">
            <text:p>17.692,2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IO BASTOS NUNES<text:s text:c="6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21560.19">
            <text:p>21.560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BIO VASCONCELOS BARBOS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3260.25">
            <text:p>3.260,25</text:p>
          </table:table-cell>
          <table:table-cell office:value-type="float" office:value="0.00">
            <text:p>0</text:p>
          </table:table-cell>
          <table:table-cell office:value-type="float" office:value="6128.15">
            <text:p>6.128,15</text:p>
          </table:table-cell>
          <table:table-cell office:value-type="float" office:value="25073.38">
            <text:p>25.073,3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FABIO VASCONCELOS BARBOS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867.90">
            <text:p>2.867,9</text:p>
          </table:table-cell>
          <table:table-cell office:value-type="float" office:value="4727.63">
            <text:p>4.727,63</text:p>
          </table:table-cell>
          <table:table-cell office:value-type="float" office:value="0.00">
            <text:p>0</text:p>
          </table:table-cell>
          <table:table-cell office:value-type="float" office:value="7595.53">
            <text:p>7.595,53</text:p>
          </table:table-cell>
          <table:table-cell office:value-type="float" office:value="18476.31">
            <text:p>18.476,3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AILDE SOARES FERREIRA DE MENDONCA<text:s text:c="4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77.46">
            <text:p>6.777,46</text:p>
          </table:table-cell>
          <table:table-cell office:value-type="float" office:value="0.00">
            <text:p>0</text:p>
          </table:table-cell>
          <table:table-cell office:value-type="float" office:value="9877.90">
            <text:p>9.877,9</text:p>
          </table:table-cell>
          <table:table-cell office:value-type="float" office:value="26538.01">
            <text:p>26.538,0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A MARIA MOREIRA DE ALMEIDA LOBO<text:s text:c="4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724.75">
            <text:p>34.724,75</text:p>
          </table:table-cell>
          <table:table-cell office:value-type="float" office:value="3100.44">
            <text:p>3.100,44</text:p>
          </table:table-cell>
          <table:table-cell office:value-type="float" office:value="6416.66">
            <text:p>6.416,66</text:p>
          </table:table-cell>
          <table:table-cell office:value-type="float" office:value="0.00">
            <text:p>0</text:p>
          </table:table-cell>
          <table:table-cell office:value-type="float" office:value="9517.10">
            <text:p>9.517,1</text:p>
          </table:table-cell>
          <table:table-cell office:value-type="float" office:value="25207.65">
            <text:p>25.207,6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ERNANDO PADILHA ALVES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407.45">
            <text:p>5.407,45</text:p>
          </table:table-cell>
          <table:table-cell office:value-type="float" office:value="0.00">
            <text:p>0</text:p>
          </table:table-cell>
          <table:table-cell office:value-type="float" office:value="8275.35">
            <text:p>8.275,35</text:p>
          </table:table-cell>
          <table:table-cell office:value-type="float" office:value="22926.18">
            <text:p>22.926,1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LAVIO GOMES DA COSTA NE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6029.11">
            <text:p>6.029,11</text:p>
          </table:table-cell>
          <table:table-cell office:value-type="float" office:value="0.00">
            <text:p>0</text:p>
          </table:table-cell>
          <table:table-cell office:value-type="float" office:value="9129.55">
            <text:p>9.129,55</text:p>
          </table:table-cell>
          <table:table-cell office:value-type="float" office:value="24185.92">
            <text:p>24.185,9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FLAVIO GOMES DA COSTA NE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3100.44">
            <text:p>3.100,44</text:p>
          </table:table-cell>
          <table:table-cell office:value-type="float" office:value="6029.11">
            <text:p>6.029,11</text:p>
          </table:table-cell>
          <table:table-cell office:value-type="float" office:value="0.00">
            <text:p>0</text:p>
          </table:table-cell>
          <table:table-cell office:value-type="float" office:value="9129.55">
            <text:p>9.129,55</text:p>
          </table:table-cell>
          <table:table-cell office:value-type="float" office:value="19056.23">
            <text:p>19.056,2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A PAULA DE JESUS LOBO NOBRE<text:s text:c="4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39.06">
            <text:p>1.139,06</text:p>
          </table:table-cell>
          <table:table-cell office:value-type="float" office:value="2867.90">
            <text:p>2.867,9</text:p>
          </table:table-cell>
          <table:table-cell office:value-type="float" office:value="34248.29">
            <text:p>34.248,29</text:p>
          </table:table-cell>
          <table:table-cell office:value-type="float" office:value="2867.90">
            <text:p>2.867,9</text:p>
          </table:table-cell>
          <table:table-cell office:value-type="float" office:value="7031.67">
            <text:p>7.031,67</text:p>
          </table:table-cell>
          <table:table-cell office:value-type="float" office:value="0.00">
            <text:p>0</text:p>
          </table:table-cell>
          <table:table-cell office:value-type="float" office:value="9899.57">
            <text:p>9.899,57</text:p>
          </table:table-cell>
          <table:table-cell office:value-type="float" office:value="24348.72">
            <text:p>24.348,7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FRANCISCO AUGUSTO TENORIO DE ALBUQUERQUE<text:s text:c="4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397.92">
            <text:p>5.397,92</text:p>
          </table:table-cell>
          <table:table-cell office:value-type="float" office:value="0.00">
            <text:p>0</text:p>
          </table:table-cell>
          <table:table-cell office:value-type="float" office:value="8498.36">
            <text:p>8.498,36</text:p>
          </table:table-cell>
          <table:table-cell office:value-type="float" office:value="24817.11">
            <text:p>24.817,1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EORGE SARMENTO LINS JUNIOR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40110.53">
            <text:p>40.110,53</text:p>
          </table:table-cell>
          <table:table-cell office:value-type="float" office:value="3100.44">
            <text:p>3.100,44</text:p>
          </table:table-cell>
          <table:table-cell office:value-type="float" office:value="7897.75">
            <text:p>7.897,75</text:p>
          </table:table-cell>
          <table:table-cell office:value-type="float" office:value="0.00">
            <text:p>0</text:p>
          </table:table-cell>
          <table:table-cell office:value-type="float" office:value="10998.19">
            <text:p>10.998,19</text:p>
          </table:table-cell>
          <table:table-cell office:value-type="float" office:value="29112.34">
            <text:p>29.112,3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2285.33">
            <text:p>2.285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GEORGE SARMENTO LINS JUNIOR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1286.22">
            <text:p>31.286,22</text:p>
          </table:table-cell>
          <table:table-cell office:value-type="float" office:value="3100.44">
            <text:p>3.100,44</text:p>
          </table:table-cell>
          <table:table-cell office:value-type="float" office:value="6881.73">
            <text:p>6.881,73</text:p>
          </table:table-cell>
          <table:table-cell office:value-type="float" office:value="0.00">
            <text:p>0</text:p>
          </table:table-cell>
          <table:table-cell office:value-type="float" office:value="9982.17">
            <text:p>9.982,17</text:p>
          </table:table-cell>
          <table:table-cell office:value-type="float" office:value="21304.05">
            <text:p>21.304,0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ERALDO MAGELA BARBOSA PIRAUA<text:s text:c="51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38952.62">
            <text:p>38.952,62</text:p>
          </table:table-cell>
          <table:table-cell office:value-type="float" office:value="3351.82">
            <text:p>3.351,82</text:p>
          </table:table-cell>
          <table:table-cell office:value-type="float" office:value="7510.20">
            <text:p>7.510,2</text:p>
          </table:table-cell>
          <table:table-cell office:value-type="float" office:value="0.00">
            <text:p>0</text:p>
          </table:table-cell>
          <table:table-cell office:value-type="float" office:value="10862.02">
            <text:p>10.862,02</text:p>
          </table:table-cell>
          <table:table-cell office:value-type="float" office:value="28090.60">
            <text:p>28.090,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ILCELE DAMASO DE ALMEIDA LIM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379.49">
            <text:p>17.379,49</text:p>
          </table:table-cell>
          <table:table-cell office:value-type="float" office:value="0.00">
            <text:p>0</text:p>
          </table:table-cell>
          <table:table-cell office:value-type="float" office:value="48581.02">
            <text:p>48.581,02</text:p>
          </table:table-cell>
          <table:table-cell office:value-type="float" office:value="2867.90">
            <text:p>2.867,9</text:p>
          </table:table-cell>
          <table:table-cell office:value-type="float" office:value="9108.90">
            <text:p>9.108,9</text:p>
          </table:table-cell>
          <table:table-cell office:value-type="float" office:value="0.00">
            <text:p>0</text:p>
          </table:table-cell>
          <table:table-cell office:value-type="float" office:value="11976.80">
            <text:p>11.976,8</text:p>
          </table:table-cell>
          <table:table-cell office:value-type="float" office:value="36604.22">
            <text:p>36.604,2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GIVALDO DE BARROS LES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3100.44">
            <text:p>3.100,44</text:p>
          </table:table-cell>
          <table:table-cell office:value-type="float" office:value="5976.97">
            <text:p>5.976,97</text:p>
          </table:table-cell>
          <table:table-cell office:value-type="float" office:value="0.00">
            <text:p>0</text:p>
          </table:table-cell>
          <table:table-cell office:value-type="float" office:value="9077.41">
            <text:p>9.077,41</text:p>
          </table:table-cell>
          <table:table-cell office:value-type="float" office:value="19108.37">
            <text:p>19.108,37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IVALDO DE BARROS LES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107.04">
            <text:p>38.107,04</text:p>
          </table:table-cell>
          <table:table-cell office:value-type="float" office:value="3100.44">
            <text:p>3.100,44</text:p>
          </table:table-cell>
          <table:table-cell office:value-type="float" office:value="7294.65">
            <text:p>7.294,65</text:p>
          </table:table-cell>
          <table:table-cell office:value-type="float" office:value="0.00">
            <text:p>0</text:p>
          </table:table-cell>
          <table:table-cell office:value-type="float" office:value="10395.09">
            <text:p>10.395,09</text:p>
          </table:table-cell>
          <table:table-cell office:value-type="float" office:value="27711.95">
            <text:p>27.711,9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7">
            <text:p>2.818,57</text:p>
          </table:table-cell>
          <table:table-cell office:value-type="float" office:value="1973.00">
            <text:p>1.9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GUILHERME DIAMANTARAS DE FIGUEIREDO<text:s text:c="45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51.96">
            <text:p>30.451,96</text:p>
          </table:table-cell>
          <table:table-cell office:value-type="float" office:value="2652.81">
            <text:p>2.652,81</text:p>
          </table:table-cell>
          <table:table-cell office:value-type="float" office:value="5364.74">
            <text:p>5.364,74</text:p>
          </table:table-cell>
          <table:table-cell office:value-type="float" office:value="0.00">
            <text:p>0</text:p>
          </table:table-cell>
          <table:table-cell office:value-type="float" office:value="8017.55">
            <text:p>8.017,55</text:p>
          </table:table-cell>
          <table:table-cell office:value-type="float" office:value="22434.41">
            <text:p>22.434,4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5.82">
            <text:p>1.205,8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HAMILTON CARNEIRO JUNIOR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18.86">
            <text:p>718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18.86">
            <text:p>718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AMILTON CARNEIRO JUNIOR<text:s text:c="56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967.27">
            <text:p>33.967,27</text:p>
          </table:table-cell>
          <table:table-cell office:value-type="float" office:value="2867.90">
            <text:p>2.867,9</text:p>
          </table:table-cell>
          <table:table-cell office:value-type="float" office:value="6168.03">
            <text:p>6.168,03</text:p>
          </table:table-cell>
          <table:table-cell office:value-type="float" office:value="0.00">
            <text:p>0</text:p>
          </table:table-cell>
          <table:table-cell office:value-type="float" office:value="9035.93">
            <text:p>9.035,93</text:p>
          </table:table-cell>
          <table:table-cell office:value-type="float" office:value="24931.34">
            <text:p>24.931,3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51.80">
            <text:p>651,8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LDER DE ARTHUR JUCA FILH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31.41">
            <text:p>1.231,41</text:p>
          </table:table-cell>
          <table:table-cell office:value-type="float" office:value="3100.44">
            <text:p>3.100,44</text:p>
          </table:table-cell>
          <table:table-cell office:value-type="float" office:value="41341.94">
            <text:p>41.341,94</text:p>
          </table:table-cell>
          <table:table-cell office:value-type="float" office:value="3100.44">
            <text:p>3.100,44</text:p>
          </table:table-cell>
          <table:table-cell office:value-type="float" office:value="6693.48">
            <text:p>6.693,48</text:p>
          </table:table-cell>
          <table:table-cell office:value-type="float" office:value="0.00">
            <text:p>0</text:p>
          </table:table-cell>
          <table:table-cell office:value-type="float" office:value="9793.92">
            <text:p>9.793,92</text:p>
          </table:table-cell>
          <table:table-cell office:value-type="float" office:value="31548.02">
            <text:p>31.548,0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2285.33">
            <text:p>2.285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ERMANN BRITO DE ARAUJO LIMA JUNIOR<text:s text:c="4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505.12">
            <text:p>32.505,12</text:p>
          </table:table-cell>
          <table:table-cell office:value-type="float" office:value="2867.90">
            <text:p>2.867,9</text:p>
          </table:table-cell>
          <table:table-cell office:value-type="float" office:value="5196.97">
            <text:p>5.196,97</text:p>
          </table:table-cell>
          <table:table-cell office:value-type="float" office:value="0.00">
            <text:p>0</text:p>
          </table:table-cell>
          <table:table-cell office:value-type="float" office:value="8064.87">
            <text:p>8.064,87</text:p>
          </table:table-cell>
          <table:table-cell office:value-type="float" office:value="24440.25">
            <text:p>24.440,2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UMBERTO HENRIQUE BULHOES B PAULA NUNES<text:s text:c="4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6697.76">
            <text:p>36.697,76</text:p>
          </table:table-cell>
          <table:table-cell office:value-type="float" office:value="3100.44">
            <text:p>3.100,44</text:p>
          </table:table-cell>
          <table:table-cell office:value-type="float" office:value="6907.10">
            <text:p>6.907,1</text:p>
          </table:table-cell>
          <table:table-cell office:value-type="float" office:value="0.00">
            <text:p>0</text:p>
          </table:table-cell>
          <table:table-cell office:value-type="float" office:value="10007.54">
            <text:p>10.007,54</text:p>
          </table:table-cell>
          <table:table-cell office:value-type="float" office:value="26690.22">
            <text:p>26.690,2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UMBERTO PIMENTEL COST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.86">
            <text:p>1.878,86</text:p>
          </table:table-cell>
          <table:table-cell office:value-type="float" office:value="0.00">
            <text:p>0</text:p>
          </table:table-cell>
          <table:table-cell office:value-type="float" office:value="40771.55">
            <text:p>40.771,55</text:p>
          </table:table-cell>
          <table:table-cell office:value-type="float" office:value="3100.44">
            <text:p>3.100,44</text:p>
          </table:table-cell>
          <table:table-cell office:value-type="float" office:value="7562.84">
            <text:p>7.562,84</text:p>
          </table:table-cell>
          <table:table-cell office:value-type="float" office:value="59.94">
            <text:p>59,94</text:p>
          </table:table-cell>
          <table:table-cell office:value-type="float" office:value="10663.28">
            <text:p>10.663,28</text:p>
          </table:table-cell>
          <table:table-cell office:value-type="float" office:value="30108.27">
            <text:p>30.108,2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HYLZA PAIVA TORRES DE CASTRO<text:s text:c="52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747.67">
            <text:p>37.747,67</text:p>
          </table:table-cell>
          <table:table-cell office:value-type="float" office:value="2867.90">
            <text:p>2.867,9</text:p>
          </table:table-cell>
          <table:table-cell office:value-type="float" office:value="7259.77">
            <text:p>7.259,77</text:p>
          </table:table-cell>
          <table:table-cell office:value-type="float" office:value="0.00">
            <text:p>0</text:p>
          </table:table-cell>
          <table:table-cell office:value-type="float" office:value="10127.67">
            <text:p>10.127,67</text:p>
          </table:table-cell>
          <table:table-cell office:value-type="float" office:value="27620.00">
            <text:p>27.620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1825.02">
            <text:p>1.825,02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LDA REGINA REIS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51.96">
            <text:p>30.451,96</text:p>
          </table:table-cell>
          <table:table-cell office:value-type="float" office:value="2652.81">
            <text:p>2.652,81</text:p>
          </table:table-cell>
          <table:table-cell office:value-type="float" office:value="5364.74">
            <text:p>5.364,74</text:p>
          </table:table-cell>
          <table:table-cell office:value-type="float" office:value="0.00">
            <text:p>0</text:p>
          </table:table-cell>
          <table:table-cell office:value-type="float" office:value="8017.55">
            <text:p>8.017,55</text:p>
          </table:table-cell>
          <table:table-cell office:value-type="float" office:value="22434.41">
            <text:p>22.434,4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5.82">
            <text:p>1.205,8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ILDA REGINA REIS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116.45">
            <text:p>24.116,45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16430.50">
            <text:p>16.430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SAAC SANDES DIAS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.43">
            <text:p>939,43</text:p>
          </table:table-cell>
          <table:table-cell office:value-type="float" office:value="3100.44">
            <text:p>3.100,44</text:p>
          </table:table-cell>
          <table:table-cell office:value-type="float" office:value="40173.92">
            <text:p>40.173,92</text:p>
          </table:table-cell>
          <table:table-cell office:value-type="float" office:value="3100.44">
            <text:p>3.100,44</text:p>
          </table:table-cell>
          <table:table-cell office:value-type="float" office:value="7604.70">
            <text:p>7.604,7</text:p>
          </table:table-cell>
          <table:table-cell office:value-type="float" office:value="0.00">
            <text:p>0</text:p>
          </table:table-cell>
          <table:table-cell office:value-type="float" office:value="10705.14">
            <text:p>10.705,14</text:p>
          </table:table-cell>
          <table:table-cell office:value-type="float" office:value="29468.78">
            <text:p>29.468,7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VALDO DA SILVA<text:s text:c="65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21560.19">
            <text:p>21.560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IZADILIO VIEIRA DA SILVA FILHO<text:s text:c="50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77.46">
            <text:p>6.777,46</text:p>
          </table:table-cell>
          <table:table-cell office:value-type="float" office:value="0.00">
            <text:p>0</text:p>
          </table:table-cell>
          <table:table-cell office:value-type="float" office:value="9877.90">
            <text:p>9.877,9</text:p>
          </table:table-cell>
          <table:table-cell office:value-type="float" office:value="26538.01">
            <text:p>26.538,0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MYL GONCALVES BARBOS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71">
            <text:p>469,71</text:p>
          </table:table-cell>
          <table:table-cell office:value-type="float" office:value="0.00">
            <text:p>0</text:p>
          </table:table-cell>
          <table:table-cell office:value-type="float" office:value="35194.46">
            <text:p>35.194,46</text:p>
          </table:table-cell>
          <table:table-cell office:value-type="float" office:value="3100.44">
            <text:p>3.100,44</text:p>
          </table:table-cell>
          <table:table-cell office:value-type="float" office:value="6416.66">
            <text:p>6.416,66</text:p>
          </table:table-cell>
          <table:table-cell office:value-type="float" office:value="0.00">
            <text:p>0</text:p>
          </table:table-cell>
          <table:table-cell office:value-type="float" office:value="9517.10">
            <text:p>9.517,1</text:p>
          </table:table-cell>
          <table:table-cell office:value-type="float" office:value="25677.36">
            <text:p>25.677,3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ANE BRAGA QUIRINO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881.73">
            <text:p>6.881,73</text:p>
          </table:table-cell>
          <table:table-cell office:value-type="float" office:value="0.00">
            <text:p>0</text:p>
          </table:table-cell>
          <table:table-cell office:value-type="float" office:value="9982.17">
            <text:p>9.982,17</text:p>
          </table:table-cell>
          <table:table-cell office:value-type="float" office:value="26433.74">
            <text:p>26.433,7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AO BATISTA SANTOS FILHO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303.17">
            <text:p>5.303,17</text:p>
          </table:table-cell>
          <table:table-cell office:value-type="float" office:value="0.00">
            <text:p>0</text:p>
          </table:table-cell>
          <table:table-cell office:value-type="float" office:value="8171.07">
            <text:p>8.171,07</text:p>
          </table:table-cell>
          <table:table-cell office:value-type="float" office:value="23030.46">
            <text:p>23.030,4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MAR AMORIM DE MORAES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5922.65">
            <text:p>35.922,65</text:p>
          </table:table-cell>
          <table:table-cell office:value-type="float" office:value="2867.90">
            <text:p>2.867,9</text:p>
          </table:table-cell>
          <table:table-cell office:value-type="float" office:value="6705.76">
            <text:p>6.705,76</text:p>
          </table:table-cell>
          <table:table-cell office:value-type="float" office:value="0.00">
            <text:p>0</text:p>
          </table:table-cell>
          <table:table-cell office:value-type="float" office:value="9573.66">
            <text:p>9.573,66</text:p>
          </table:table-cell>
          <table:table-cell office:value-type="float" office:value="26348.99">
            <text:p>26.348,9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1303.59">
            <text:p>1.303,59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RGE JOSE TAVARES DORI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9158.94">
            <text:p>29.158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207.48">
            <text:p>3.207,48</text:p>
          </table:table-cell>
          <table:table-cell office:value-type="float" office:value="40173.75">
            <text:p>40.173,75</text:p>
          </table:table-cell>
          <table:table-cell office:value-type="float" office:value="3207.48">
            <text:p>3.207,48</text:p>
          </table:table-cell>
          <table:table-cell office:value-type="float" office:value="6601.94">
            <text:p>6.601,94</text:p>
          </table:table-cell>
          <table:table-cell office:value-type="float" office:value="0.00">
            <text:p>0</text:p>
          </table:table-cell>
          <table:table-cell office:value-type="float" office:value="9809.42">
            <text:p>9.809,42</text:p>
          </table:table-cell>
          <table:table-cell office:value-type="float" office:value="30364.33">
            <text:p>30.364,3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73.00">
            <text:p>1.9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4.64">
            <text:p>704,6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JORGE JOSE TAVARES DORI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18.86">
            <text:p>718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18.86">
            <text:p>718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RGE LUIZ BEZERRA DA SILVA<text:s text:c="53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4612.81">
            <text:p>4.612,81</text:p>
          </table:table-cell>
          <table:table-cell office:value-type="float" office:value="0.00">
            <text:p>0</text:p>
          </table:table-cell>
          <table:table-cell office:value-type="float" office:value="7480.71">
            <text:p>7.480,71</text:p>
          </table:table-cell>
          <table:table-cell office:value-type="float" office:value="23720.82">
            <text:p>23.720,8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LVES DE OLIVEIRA NET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5731.50">
            <text:p>5.731,5</text:p>
          </table:table-cell>
          <table:table-cell office:value-type="float" office:value="0.00">
            <text:p>0</text:p>
          </table:table-cell>
          <table:table-cell office:value-type="float" office:value="8831.94">
            <text:p>8.831,94</text:p>
          </table:table-cell>
          <table:table-cell office:value-type="float" office:value="27583.97">
            <text:p>27.583,9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NTONIO MALTA MARQUE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8.64">
            <text:p>18.788,64</text:p>
          </table:table-cell>
          <table:table-cell office:value-type="float" office:value="3100.44">
            <text:p>3.100,44</text:p>
          </table:table-cell>
          <table:table-cell office:value-type="float" office:value="59291.48">
            <text:p>59.291,48</text:p>
          </table:table-cell>
          <table:table-cell office:value-type="float" office:value="3100.44">
            <text:p>3.100,44</text:p>
          </table:table-cell>
          <table:table-cell office:value-type="float" office:value="10378.64">
            <text:p>10.378,64</text:p>
          </table:table-cell>
          <table:table-cell office:value-type="float" office:value="0.00">
            <text:p>0</text:p>
          </table:table-cell>
          <table:table-cell office:value-type="float" office:value="13479.08">
            <text:p>13.479,08</text:p>
          </table:table-cell>
          <table:table-cell office:value-type="float" office:value="45812.40">
            <text:p>45.812,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4.64">
            <text:p>704,64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JOSE ANTONIO MALTA MARQUE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ARTUR MELO<text:s text:c="65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1828.26">
            <text:p>1.828,2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507.80">
            <text:p>507,8</text:p>
          </table:table-cell>
          <table:table-cell office:value-type="float" office:value="3552.93">
            <text:p>3.552,93</text:p>
          </table:table-cell>
          <table:table-cell office:value-type="float" office:value="42953.42">
            <text:p>42.953,42</text:p>
          </table:table-cell>
          <table:table-cell office:value-type="float" office:value="3552.93">
            <text:p>3.552,93</text:p>
          </table:table-cell>
          <table:table-cell office:value-type="float" office:value="8415.47">
            <text:p>8.415,47</text:p>
          </table:table-cell>
          <table:table-cell office:value-type="float" office:value="59.92">
            <text:p>59,92</text:p>
          </table:table-cell>
          <table:table-cell office:value-type="float" office:value="11968.40">
            <text:p>11.968,4</text:p>
          </table:table-cell>
          <table:table-cell office:value-type="float" office:value="30985.02">
            <text:p>30.985,0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3.55">
            <text:p>1.523,5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OSE CARLOS SILVA CASTRO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7.31">
            <text:p>1.127,31</text:p>
          </table:table-cell>
          <table:table-cell office:value-type="float" office:value="0.00">
            <text:p>0</text:p>
          </table:table-cell>
          <table:table-cell office:value-type="float" office:value="38529.71">
            <text:p>38.529,71</text:p>
          </table:table-cell>
          <table:table-cell office:value-type="float" office:value="3100.44">
            <text:p>3.100,44</text:p>
          </table:table-cell>
          <table:table-cell office:value-type="float" office:value="6355.77">
            <text:p>6.355,77</text:p>
          </table:table-cell>
          <table:table-cell office:value-type="float" office:value="0.00">
            <text:p>0</text:p>
          </table:table-cell>
          <table:table-cell office:value-type="float" office:value="9456.21">
            <text:p>9.456,21</text:p>
          </table:table-cell>
          <table:table-cell office:value-type="float" office:value="29073.50">
            <text:p>29.073,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73.00">
            <text:p>1.9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3">
            <text:p>2.113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JOSE CARLOS SILVA CASTRO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7.32">
            <text:p>1.727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27.32">
            <text:p>1.727,3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JUCARA TAVARES SURUAGY DO AMARAL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71">
            <text:p>469,71</text:p>
          </table:table-cell>
          <table:table-cell office:value-type="float" office:value="3100.44">
            <text:p>3.100,44</text:p>
          </table:table-cell>
          <table:table-cell office:value-type="float" office:value="38294.91">
            <text:p>38.294,91</text:p>
          </table:table-cell>
          <table:table-cell office:value-type="float" office:value="3100.44">
            <text:p>3.100,44</text:p>
          </table:table-cell>
          <table:table-cell office:value-type="float" office:value="7269.28">
            <text:p>7.269,28</text:p>
          </table:table-cell>
          <table:table-cell office:value-type="float" office:value="0.00">
            <text:p>0</text:p>
          </table:table-cell>
          <table:table-cell office:value-type="float" office:value="10369.72">
            <text:p>10.369,72</text:p>
          </table:table-cell>
          <table:table-cell office:value-type="float" office:value="27925.19">
            <text:p>27.925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ARLA PADILHA REBELO MARQUE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7.31">
            <text:p>1.127,31</text:p>
          </table:table-cell>
          <table:table-cell office:value-type="float" office:value="3100.44">
            <text:p>3.100,44</text:p>
          </table:table-cell>
          <table:table-cell office:value-type="float" office:value="40925.51">
            <text:p>40.925,51</text:p>
          </table:table-cell>
          <table:table-cell office:value-type="float" office:value="3100.44">
            <text:p>3.100,44</text:p>
          </table:table-cell>
          <table:table-cell office:value-type="float" office:value="7655.45">
            <text:p>7.655,45</text:p>
          </table:table-cell>
          <table:table-cell office:value-type="float" office:value="0.00">
            <text:p>0</text:p>
          </table:table-cell>
          <table:table-cell office:value-type="float" office:value="10755.89">
            <text:p>10.755,89</text:p>
          </table:table-cell>
          <table:table-cell office:value-type="float" office:value="30169.62">
            <text:p>30.169,6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ICIA OLIVEIRA CABRAL DE VASCONCELLOS<text:s text:c="4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40643.78">
            <text:p>40.643,78</text:p>
          </table:table-cell>
          <table:table-cell office:value-type="float" office:value="3100.44">
            <text:p>3.100,44</text:p>
          </table:table-cell>
          <table:table-cell office:value-type="float" office:value="8044.39">
            <text:p>8.044,39</text:p>
          </table:table-cell>
          <table:table-cell office:value-type="float" office:value="0.00">
            <text:p>0</text:p>
          </table:table-cell>
          <table:table-cell office:value-type="float" office:value="11144.83">
            <text:p>11.144,83</text:p>
          </table:table-cell>
          <table:table-cell office:value-type="float" office:value="29498.95">
            <text:p>29.498,9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KLEBER VALADARES COELHO JUNIOR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652.81">
            <text:p>2.652,81</text:p>
          </table:table-cell>
          <table:table-cell office:value-type="float" office:value="6152.21">
            <text:p>6.152,21</text:p>
          </table:table-cell>
          <table:table-cell office:value-type="float" office:value="0.00">
            <text:p>0</text:p>
          </table:table-cell>
          <table:table-cell office:value-type="float" office:value="8805.02">
            <text:p>8.805,02</text:p>
          </table:table-cell>
          <table:table-cell office:value-type="float" office:value="24510.45">
            <text:p>24.510,4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33">
            <text:p>4.069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AVINIA SILVEIRA DE MENDONCA FRAGOSO<text:s text:c="4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71">
            <text:p>469,71</text:p>
          </table:table-cell>
          <table:table-cell office:value-type="float" office:value="0.00">
            <text:p>0</text:p>
          </table:table-cell>
          <table:table-cell office:value-type="float" office:value="35194.47">
            <text:p>35.194,47</text:p>
          </table:table-cell>
          <table:table-cell office:value-type="float" office:value="3100.44">
            <text:p>3.100,44</text:p>
          </table:table-cell>
          <table:table-cell office:value-type="float" office:value="6312.39">
            <text:p>6.312,39</text:p>
          </table:table-cell>
          <table:table-cell office:value-type="float" office:value="0.00">
            <text:p>0</text:p>
          </table:table-cell>
          <table:table-cell office:value-type="float" office:value="9412.83">
            <text:p>9.412,83</text:p>
          </table:table-cell>
          <table:table-cell office:value-type="float" office:value="25781.64">
            <text:p>25.781,6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EAN ANTONIO FERREIRA DE ARAUJO<text:s text:c="4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88.18">
            <text:p>1.088,18</text:p>
          </table:table-cell>
          <table:table-cell office:value-type="float" office:value="3351.82">
            <text:p>3.351,82</text:p>
          </table:table-cell>
          <table:table-cell office:value-type="float" office:value="43332.69">
            <text:p>43.332,69</text:p>
          </table:table-cell>
          <table:table-cell office:value-type="float" office:value="3351.82">
            <text:p>3.351,82</text:p>
          </table:table-cell>
          <table:table-cell office:value-type="float" office:value="8259.05">
            <text:p>8.259,05</text:p>
          </table:table-cell>
          <table:table-cell office:value-type="float" office:value="2802.33">
            <text:p>2.802,33</text:p>
          </table:table-cell>
          <table:table-cell office:value-type="float" office:value="11610.87">
            <text:p>11.610,87</text:p>
          </table:table-cell>
          <table:table-cell office:value-type="float" office:value="31721.82">
            <text:p>31.721,8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94.22">
            <text:p>6.094,2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IDIA MALTA PRATA LIMA<text:s text:c="58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652.81">
            <text:p>2.652,81</text:p>
          </table:table-cell>
          <table:table-cell office:value-type="float" office:value="6152.21">
            <text:p>6.152,21</text:p>
          </table:table-cell>
          <table:table-cell office:value-type="float" office:value="0.00">
            <text:p>0</text:p>
          </table:table-cell>
          <table:table-cell office:value-type="float" office:value="8805.02">
            <text:p>8.805,02</text:p>
          </table:table-cell>
          <table:table-cell office:value-type="float" office:value="24510.45">
            <text:p>24.510,4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33">
            <text:p>4.069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LIDIA MALTA PRATA LIMA<text:s text:c="58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116.45">
            <text:p>24.116,45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16430.50">
            <text:p>16.430,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ISAEL DE ALMEIDA<text:s text:c="6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673.18">
            <text:p>6.673,18</text:p>
          </table:table-cell>
          <table:table-cell office:value-type="float" office:value="0.00">
            <text:p>0</text:p>
          </table:table-cell>
          <table:table-cell office:value-type="float" office:value="9773.62">
            <text:p>9.773,62</text:p>
          </table:table-cell>
          <table:table-cell office:value-type="float" office:value="26642.29">
            <text:p>26.642,2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OUISE MARIA TEIXEIRA DA SILVA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21560.19">
            <text:p>21.560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AS SACHSIDA JUNQUEIRA CARNEIRO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937.74">
            <text:p>28.937,74</text:p>
          </table:table-cell>
          <table:table-cell office:value-type="float" office:value="2652.81">
            <text:p>2.652,81</text:p>
          </table:table-cell>
          <table:table-cell office:value-type="float" office:value="6152.21">
            <text:p>6.152,21</text:p>
          </table:table-cell>
          <table:table-cell office:value-type="float" office:value="0.00">
            <text:p>0</text:p>
          </table:table-cell>
          <table:table-cell office:value-type="float" office:value="8805.02">
            <text:p>8.805,02</text:p>
          </table:table-cell>
          <table:table-cell office:value-type="float" office:value="20132.72">
            <text:p>20.132,72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33">
            <text:p>4.069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CIANO ROMERO DA MATTA MONTEIRO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892.69">
            <text:p>38.892,69</text:p>
          </table:table-cell>
          <table:table-cell office:value-type="float" office:value="3100.44">
            <text:p>3.100,44</text:p>
          </table:table-cell>
          <table:table-cell office:value-type="float" office:value="7406.43">
            <text:p>7.406,43</text:p>
          </table:table-cell>
          <table:table-cell office:value-type="float" office:value="59.93">
            <text:p>59,93</text:p>
          </table:table-cell>
          <table:table-cell office:value-type="float" office:value="10506.87">
            <text:p>10.506,87</text:p>
          </table:table-cell>
          <table:table-cell office:value-type="float" office:value="28385.82">
            <text:p>28.385,8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54.86">
            <text:p>2.254,86</text:p>
          </table:table-cell>
          <table:table-cell office:value-type="float" office:value="0.00">
            <text:p>0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ALBERTO DE HOLANDA PAES PINTO<text:s text:c="4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652.81">
            <text:p>2.652,81</text:p>
          </table:table-cell>
          <table:table-cell office:value-type="float" office:value="5570.87">
            <text:p>5.570,87</text:p>
          </table:table-cell>
          <table:table-cell office:value-type="float" office:value="0.00">
            <text:p>0</text:p>
          </table:table-cell>
          <table:table-cell office:value-type="float" office:value="8223.68">
            <text:p>8.223,68</text:p>
          </table:table-cell>
          <table:table-cell office:value-type="float" office:value="22977.85">
            <text:p>22.977,8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55.39">
            <text:p>1.955,3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LUIZ BARBOSA CARNAUB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3.34">
            <text:p>863,3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63.34">
            <text:p>863,3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BARBOSA CARNAUB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5484.79">
            <text:p>5.484,7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18.72">
            <text:p>1.218,72</text:p>
          </table:table-cell>
          <table:table-cell office:value-type="float" office:value="3713.93">
            <text:p>3.713,93</text:p>
          </table:table-cell>
          <table:table-cell office:value-type="float" office:value="43825.34">
            <text:p>43.825,34</text:p>
          </table:table-cell>
          <table:table-cell office:value-type="float" office:value="3713.93">
            <text:p>3.713,93</text:p>
          </table:table-cell>
          <table:table-cell office:value-type="float" office:value="5876.82">
            <text:p>5.876,82</text:p>
          </table:table-cell>
          <table:table-cell office:value-type="float" office:value="6611.21">
            <text:p>6.611,21</text:p>
          </table:table-cell>
          <table:table-cell office:value-type="float" office:value="9590.75">
            <text:p>9.590,75</text:p>
          </table:table-cell>
          <table:table-cell office:value-type="float" office:value="34234.59">
            <text:p>34.234,5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61.78">
            <text:p>761,78</text:p>
          </table:table-cell>
          <table:table-cell office:value-type="float" office:value="3656.53">
            <text:p>3.656,53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CLAUDIO BRANCO PIRES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7825.20">
            <text:p>37.825,2</text:p>
          </table:table-cell>
          <table:table-cell office:value-type="float" office:value="3100.44">
            <text:p>3.100,44</text:p>
          </table:table-cell>
          <table:table-cell office:value-type="float" office:value="6663.31">
            <text:p>6.663,31</text:p>
          </table:table-cell>
          <table:table-cell office:value-type="float" office:value="0.00">
            <text:p>0</text:p>
          </table:table-cell>
          <table:table-cell office:value-type="float" office:value="9763.75">
            <text:p>9.763,75</text:p>
          </table:table-cell>
          <table:table-cell office:value-type="float" office:value="28061.45">
            <text:p>28.061,4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DE ALBUQUERQUE MEDEIROS FILHO<text:s text:c="46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34574.89">
            <text:p>34.574,89</text:p>
          </table:table-cell>
          <table:table-cell office:value-type="float" office:value="3351.82">
            <text:p>3.351,82</text:p>
          </table:table-cell>
          <table:table-cell office:value-type="float" office:value="7353.78">
            <text:p>7.353,78</text:p>
          </table:table-cell>
          <table:table-cell office:value-type="float" office:value="0.00">
            <text:p>0</text:p>
          </table:table-cell>
          <table:table-cell office:value-type="float" office:value="10705.60">
            <text:p>10.705,6</text:p>
          </table:table-cell>
          <table:table-cell office:value-type="float" office:value="23869.29">
            <text:p>23.869,29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JOSE GOMES VASCONCELOS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40110.53">
            <text:p>40.110,53</text:p>
          </table:table-cell>
          <table:table-cell office:value-type="float" office:value="3100.44">
            <text:p>3.100,44</text:p>
          </table:table-cell>
          <table:table-cell office:value-type="float" office:value="7689.20">
            <text:p>7.689,2</text:p>
          </table:table-cell>
          <table:table-cell office:value-type="float" office:value="0.00">
            <text:p>0</text:p>
          </table:table-cell>
          <table:table-cell office:value-type="float" office:value="10789.64">
            <text:p>10.789,64</text:p>
          </table:table-cell>
          <table:table-cell office:value-type="float" office:value="29320.89">
            <text:p>29.320,8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2285.33">
            <text:p>2.285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LUIZ TENORIO OLIVEIRA DE ALMEIDA<text:s text:c="4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67.90">
            <text:p>2.867,9</text:p>
          </table:table-cell>
          <table:table-cell office:value-type="float" office:value="37486.96">
            <text:p>37.486,96</text:p>
          </table:table-cell>
          <table:table-cell office:value-type="float" office:value="2867.90">
            <text:p>2.867,9</text:p>
          </table:table-cell>
          <table:table-cell office:value-type="float" office:value="7188.08">
            <text:p>7.188,08</text:p>
          </table:table-cell>
          <table:table-cell office:value-type="float" office:value="0.00">
            <text:p>0</text:p>
          </table:table-cell>
          <table:table-cell office:value-type="float" office:value="10055.98">
            <text:p>10.055,98</text:p>
          </table:table-cell>
          <table:table-cell office:value-type="float" office:value="27430.98">
            <text:p>27.430,9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GNO ALEXANDRE FERREIRA MOUR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5936.65">
            <text:p>5.936,65</text:p>
          </table:table-cell>
          <table:table-cell office:value-type="float" office:value="0.00">
            <text:p>0</text:p>
          </table:table-cell>
          <table:table-cell office:value-type="float" office:value="8804.55">
            <text:p>8.804,55</text:p>
          </table:table-cell>
          <table:table-cell office:value-type="float" office:value="24510.92">
            <text:p>24.510,9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MAGNO ALEXANDRE FERREIRA MOURA<text:s text:c="50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1.84">
            <text:p>26.071,84</text:p>
          </table:table-cell>
          <table:table-cell office:value-type="float" office:value="2867.90">
            <text:p>2.867,9</text:p>
          </table:table-cell>
          <table:table-cell office:value-type="float" office:value="5355.31">
            <text:p>5.355,31</text:p>
          </table:table-cell>
          <table:table-cell office:value-type="float" office:value="0.00">
            <text:p>0</text:p>
          </table:table-cell>
          <table:table-cell office:value-type="float" office:value="8223.21">
            <text:p>8.223,21</text:p>
          </table:table-cell>
          <table:table-cell office:value-type="float" office:value="17848.63">
            <text:p>17.848,6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JOSE DORIA DA CUNHA<text:s text:c="54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074.23">
            <text:p>26.074,23</text:p>
          </table:table-cell>
          <table:table-cell office:value-type="float" office:value="2652.81">
            <text:p>2.652,81</text:p>
          </table:table-cell>
          <table:table-cell office:value-type="float" office:value="5364.74">
            <text:p>5.364,74</text:p>
          </table:table-cell>
          <table:table-cell office:value-type="float" office:value="0.00">
            <text:p>0</text:p>
          </table:table-cell>
          <table:table-cell office:value-type="float" office:value="8017.55">
            <text:p>8.017,55</text:p>
          </table:table-cell>
          <table:table-cell office:value-type="float" office:value="18056.68">
            <text:p>18.056,68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5.82">
            <text:p>1.205,8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IO ROBERTO TENORIO DE ALBUQUERQUE<text:s text:c="4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156.02">
            <text:p>10.156,02</text:p>
          </table:table-cell>
          <table:table-cell office:value-type="float" office:value="3351.82">
            <text:p>3.351,82</text:p>
          </table:table-cell>
          <table:table-cell office:value-type="float" office:value="52400.53">
            <text:p>52.400,53</text:p>
          </table:table-cell>
          <table:table-cell office:value-type="float" office:value="3351.82">
            <text:p>3.351,82</text:p>
          </table:table-cell>
          <table:table-cell office:value-type="float" office:value="10234.74">
            <text:p>10.234,74</text:p>
          </table:table-cell>
          <table:table-cell office:value-type="float" office:value="1278.78">
            <text:p>1.278,78</text:p>
          </table:table-cell>
          <table:table-cell office:value-type="float" office:value="13586.56">
            <text:p>13.586,56</text:p>
          </table:table-cell>
          <table:table-cell office:value-type="float" office:value="38813.97">
            <text:p>38.813,9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570.67">
            <text:p>4.570,6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OS BARROS MERO<text:s text:c="6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4442.68">
            <text:p>4.442,6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713.93">
            <text:p>3.713,93</text:p>
          </table:table-cell>
          <table:table-cell office:value-type="float" office:value="42606.62">
            <text:p>42.606,62</text:p>
          </table:table-cell>
          <table:table-cell office:value-type="float" office:value="3713.93">
            <text:p>3.713,93</text:p>
          </table:table-cell>
          <table:table-cell office:value-type="float" office:value="8311.19">
            <text:p>8.311,19</text:p>
          </table:table-cell>
          <table:table-cell office:value-type="float" office:value="1150.79">
            <text:p>1.150,79</text:p>
          </table:table-cell>
          <table:table-cell office:value-type="float" office:value="12025.12">
            <text:p>12.025,12</text:p>
          </table:table-cell>
          <table:table-cell office:value-type="float" office:value="30581.50">
            <text:p>30.581,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US AURELIO GOMES MOUSINHO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4.57">
            <text:p>704,57</text:p>
          </table:table-cell>
          <table:table-cell office:value-type="float" office:value="0.00">
            <text:p>0</text:p>
          </table:table-cell>
          <table:table-cell office:value-type="float" office:value="34020.04">
            <text:p>34.020,04</text:p>
          </table:table-cell>
          <table:table-cell office:value-type="float" office:value="2867.90">
            <text:p>2.867,9</text:p>
          </table:table-cell>
          <table:table-cell office:value-type="float" office:value="4938.06">
            <text:p>4.938,06</text:p>
          </table:table-cell>
          <table:table-cell office:value-type="float" office:value="0.00">
            <text:p>0</text:p>
          </table:table-cell>
          <table:table-cell office:value-type="float" office:value="7805.96">
            <text:p>7.805,96</text:p>
          </table:table-cell>
          <table:table-cell office:value-type="float" office:value="26214.08">
            <text:p>26.214,0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CUS ROMULO MAIA DE MELL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8.64">
            <text:p>18.788,64</text:p>
          </table:table-cell>
          <table:table-cell office:value-type="float" office:value="0.00">
            <text:p>0</text:p>
          </table:table-cell>
          <table:table-cell office:value-type="float" office:value="53513.39">
            <text:p>53.513,39</text:p>
          </table:table-cell>
          <table:table-cell office:value-type="float" office:value="3100.44">
            <text:p>3.100,44</text:p>
          </table:table-cell>
          <table:table-cell office:value-type="float" office:value="10505.63">
            <text:p>10.505,63</text:p>
          </table:table-cell>
          <table:table-cell office:value-type="float" office:value="0.00">
            <text:p>0</text:p>
          </table:table-cell>
          <table:table-cell office:value-type="float" office:value="13606.07">
            <text:p>13.606,07</text:p>
          </table:table-cell>
          <table:table-cell office:value-type="float" office:value="39907.32">
            <text:p>39.907,3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GARIDA MARIA COUTO MONTE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31.41">
            <text:p>1.231,41</text:p>
          </table:table-cell>
          <table:table-cell office:value-type="float" office:value="3100.44">
            <text:p>3.100,44</text:p>
          </table:table-cell>
          <table:table-cell office:value-type="float" office:value="41341.94">
            <text:p>41.341,94</text:p>
          </table:table-cell>
          <table:table-cell office:value-type="float" office:value="3100.44">
            <text:p>3.100,44</text:p>
          </table:table-cell>
          <table:table-cell office:value-type="float" office:value="7897.75">
            <text:p>7.897,75</text:p>
          </table:table-cell>
          <table:table-cell office:value-type="float" office:value="0.00">
            <text:p>0</text:p>
          </table:table-cell>
          <table:table-cell office:value-type="float" office:value="10998.19">
            <text:p>10.998,19</text:p>
          </table:table-cell>
          <table:table-cell office:value-type="float" office:value="30343.75">
            <text:p>30.343,7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2285.33">
            <text:p>2.285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APARECIDA DE GOUVEIA CARNAUB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829.59">
            <text:p>6.829,59</text:p>
          </table:table-cell>
          <table:table-cell office:value-type="float" office:value="0.00">
            <text:p>0</text:p>
          </table:table-cell>
          <table:table-cell office:value-type="float" office:value="9930.03">
            <text:p>9.930,03</text:p>
          </table:table-cell>
          <table:table-cell office:value-type="float" office:value="26485.88">
            <text:p>26.485,8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CECILIA PONTES CARNAUB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71">
            <text:p>469,71</text:p>
          </table:table-cell>
          <table:table-cell office:value-type="float" office:value="3100.44">
            <text:p>3.100,44</text:p>
          </table:table-cell>
          <table:table-cell office:value-type="float" office:value="38294.91">
            <text:p>38.294,91</text:p>
          </table:table-cell>
          <table:table-cell office:value-type="float" office:value="3100.44">
            <text:p>3.100,44</text:p>
          </table:table-cell>
          <table:table-cell office:value-type="float" office:value="7008.60">
            <text:p>7.008,6</text:p>
          </table:table-cell>
          <table:table-cell office:value-type="float" office:value="0.00">
            <text:p>0</text:p>
          </table:table-cell>
          <table:table-cell office:value-type="float" office:value="10109.04">
            <text:p>10.109,04</text:p>
          </table:table-cell>
          <table:table-cell office:value-type="float" office:value="28185.87">
            <text:p>28.185,8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MARIA CECILIA PONTES CARNAUBA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62">
            <text:p>751,6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51.62">
            <text:p>751,6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DE FATIMA DE C ALBUQUERQUE VILELA<text:s text:c="4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881.73">
            <text:p>6.881,73</text:p>
          </table:table-cell>
          <table:table-cell office:value-type="float" office:value="0.00">
            <text:p>0</text:p>
          </table:table-cell>
          <table:table-cell office:value-type="float" office:value="9982.17">
            <text:p>9.982,17</text:p>
          </table:table-cell>
          <table:table-cell office:value-type="float" office:value="26433.74">
            <text:p>26.433,7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JOSE ALVES DA SILVA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609.87">
            <text:p>5.609,87</text:p>
          </table:table-cell>
          <table:table-cell office:value-type="float" office:value="0.00">
            <text:p>0</text:p>
          </table:table-cell>
          <table:table-cell office:value-type="float" office:value="8710.31">
            <text:p>8.710,31</text:p>
          </table:table-cell>
          <table:table-cell office:value-type="float" office:value="24605.16">
            <text:p>24.605,1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MARIA LUISA MAIA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55.96">
            <text:p>655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55.96">
            <text:p>655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LUISA MAIA SANTOS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54.87">
            <text:p>31.054,87</text:p>
          </table:table-cell>
          <table:table-cell office:value-type="float" office:value="2652.81">
            <text:p>2.652,81</text:p>
          </table:table-cell>
          <table:table-cell office:value-type="float" office:value="5530.54">
            <text:p>5.530,54</text:p>
          </table:table-cell>
          <table:table-cell office:value-type="float" office:value="0.00">
            <text:p>0</text:p>
          </table:table-cell>
          <table:table-cell office:value-type="float" office:value="8183.35">
            <text:p>8.183,35</text:p>
          </table:table-cell>
          <table:table-cell office:value-type="float" office:value="22871.52">
            <text:p>22.871,5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5.82">
            <text:p>1.205,8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2.91">
            <text:p>602,91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A MARLUCE CALDAS BEZERRA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61.70">
            <text:p>761,7</text:p>
          </table:table-cell>
          <table:table-cell office:value-type="float" office:value="3100.44">
            <text:p>3.100,44</text:p>
          </table:table-cell>
          <table:table-cell office:value-type="float" office:value="39462.94">
            <text:p>39.462,94</text:p>
          </table:table-cell>
          <table:table-cell office:value-type="float" office:value="3100.44">
            <text:p>3.100,44</text:p>
          </table:table-cell>
          <table:table-cell office:value-type="float" office:value="7405.92">
            <text:p>7.405,92</text:p>
          </table:table-cell>
          <table:table-cell office:value-type="float" office:value="0.00">
            <text:p>0</text:p>
          </table:table-cell>
          <table:table-cell office:value-type="float" office:value="10506.36">
            <text:p>10.506,36</text:p>
          </table:table-cell>
          <table:table-cell office:value-type="float" office:value="28956.58">
            <text:p>28.956,5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85.33">
            <text:p>2.285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LIA CERQUEIRA LIMA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924.83">
            <text:p>5.924,83</text:p>
          </table:table-cell>
          <table:table-cell office:value-type="float" office:value="0.00">
            <text:p>0</text:p>
          </table:table-cell>
          <table:table-cell office:value-type="float" office:value="9025.27">
            <text:p>9.025,27</text:p>
          </table:table-cell>
          <table:table-cell office:value-type="float" office:value="24290.20">
            <text:p>24.290,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IO AUGUSTO SOARES MARTINS<text:s text:c="5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8.64">
            <text:p>18.788,64</text:p>
          </table:table-cell>
          <table:table-cell office:value-type="float" office:value="3100.44">
            <text:p>3.100,44</text:p>
          </table:table-cell>
          <table:table-cell office:value-type="float" office:value="55204.55">
            <text:p>55.204,55</text:p>
          </table:table-cell>
          <table:table-cell office:value-type="float" office:value="3100.44">
            <text:p>3.100,44</text:p>
          </table:table-cell>
          <table:table-cell office:value-type="float" office:value="9594.12">
            <text:p>9.594,12</text:p>
          </table:table-cell>
          <table:table-cell office:value-type="float" office:value="0.00">
            <text:p>0</text:p>
          </table:table-cell>
          <table:table-cell office:value-type="float" office:value="12694.56">
            <text:p>12.694,56</text:p>
          </table:table-cell>
          <table:table-cell office:value-type="float" office:value="42509.99">
            <text:p>42.509,9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LISSON ANDRADE SILVA<text:s text:c="5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652.81">
            <text:p>2.652,81</text:p>
          </table:table-cell>
          <table:table-cell office:value-type="float" office:value="6152.21">
            <text:p>6.152,21</text:p>
          </table:table-cell>
          <table:table-cell office:value-type="float" office:value="0.00">
            <text:p>0</text:p>
          </table:table-cell>
          <table:table-cell office:value-type="float" office:value="8805.02">
            <text:p>8.805,02</text:p>
          </table:table-cell>
          <table:table-cell office:value-type="float" office:value="24510.45">
            <text:p>24.510,4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33">
            <text:p>4.069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LUCE FALCAO DE OLIVEIRA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4.32">
            <text:p>9.394,32</text:p>
          </table:table-cell>
          <table:table-cell office:value-type="float" office:value="2881.24">
            <text:p>2.881,24</text:p>
          </table:table-cell>
          <table:table-cell office:value-type="float" office:value="49677.95">
            <text:p>49.677,95</text:p>
          </table:table-cell>
          <table:table-cell office:value-type="float" office:value="2881.24">
            <text:p>2.881,24</text:p>
          </table:table-cell>
          <table:table-cell office:value-type="float" office:value="9719.71">
            <text:p>9.719,71</text:p>
          </table:table-cell>
          <table:table-cell office:value-type="float" office:value="0.00">
            <text:p>0</text:p>
          </table:table-cell>
          <table:table-cell office:value-type="float" office:value="12600.95">
            <text:p>12.600,95</text:p>
          </table:table-cell>
          <table:table-cell office:value-type="float" office:value="37077.00">
            <text:p>37.07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82.28">
            <text:p>3.382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4.64">
            <text:p>704,6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RTHA BUENO MARQUES DE PINTO<text:s text:c="51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459.59">
            <text:p>5.459,59</text:p>
          </table:table-cell>
          <table:table-cell office:value-type="float" office:value="0.00">
            <text:p>0</text:p>
          </table:table-cell>
          <table:table-cell office:value-type="float" office:value="8327.49">
            <text:p>8.327,49</text:p>
          </table:table-cell>
          <table:table-cell office:value-type="float" office:value="22874.04">
            <text:p>22.874,0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AMARAL WANDERLEY<text:s text:c="5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5872.70">
            <text:p>5.872,7</text:p>
          </table:table-cell>
          <table:table-cell office:value-type="float" office:value="0.00">
            <text:p>0</text:p>
          </table:table-cell>
          <table:table-cell office:value-type="float" office:value="8973.14">
            <text:p>8.973,14</text:p>
          </table:table-cell>
          <table:table-cell office:value-type="float" office:value="24342.33">
            <text:p>24.342,3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ANDRE BARROS PITT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1828.26">
            <text:p>1.828,2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0003.68">
            <text:p>10.003,68</text:p>
          </table:table-cell>
          <table:table-cell office:value-type="float" office:value="3301.54">
            <text:p>3.301,54</text:p>
          </table:table-cell>
          <table:table-cell office:value-type="float" office:value="50734.28">
            <text:p>50.734,28</text:p>
          </table:table-cell>
          <table:table-cell office:value-type="float" office:value="3301.54">
            <text:p>3.301,54</text:p>
          </table:table-cell>
          <table:table-cell office:value-type="float" office:value="7960.83">
            <text:p>7.960,83</text:p>
          </table:table-cell>
          <table:table-cell office:value-type="float" office:value="0.00">
            <text:p>0</text:p>
          </table:table-cell>
          <table:table-cell office:value-type="float" office:value="11262.37">
            <text:p>11.262,37</text:p>
          </table:table-cell>
          <table:table-cell office:value-type="float" office:value="39471.91">
            <text:p>39.471,9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285.33">
            <text:p>2.285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URICIO MANNARINO TEIXEIRA LOPES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21560.19">
            <text:p>21.560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MAX MARTINS DE OLIVEIRA E SILVA<text:s text:c="4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AX MARTINS DE OLIVEIRA E SILVA<text:s text:c="4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892.69">
            <text:p>38.892,69</text:p>
          </table:table-cell>
          <table:table-cell office:value-type="float" office:value="3100.44">
            <text:p>3.100,44</text:p>
          </table:table-cell>
          <table:table-cell office:value-type="float" office:value="6428.36">
            <text:p>6.428,36</text:p>
          </table:table-cell>
          <table:table-cell office:value-type="float" office:value="59.91">
            <text:p>59,91</text:p>
          </table:table-cell>
          <table:table-cell office:value-type="float" office:value="9528.80">
            <text:p>9.528,8</text:p>
          </table:table-cell>
          <table:table-cell office:value-type="float" office:value="29363.89">
            <text:p>29.363,8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227.85">
            <text:p>4.227,85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MAX MARTINS DE OLIVEIRA E SILVA<text:s text:c="49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3100.44">
            <text:p>3.100,44</text:p>
          </table:table-cell>
          <table:table-cell office:value-type="float" office:value="5083.66">
            <text:p>5.083,66</text:p>
          </table:table-cell>
          <table:table-cell office:value-type="float" office:value="0.00">
            <text:p>0</text:p>
          </table:table-cell>
          <table:table-cell office:value-type="float" office:value="8184.10">
            <text:p>8.184,1</text:p>
          </table:table-cell>
          <table:table-cell office:value-type="float" office:value="20001.68">
            <text:p>20.001,6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MICHELINE L T SILVEIRA DOS ANJ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13 ANIVERSARIO<text:s text:c="10"/></text:p>
          </table:table-cell>
          <table:table-cell office:value-type="string">
            <text:p>MICHELINE L T SILVEIRA DOS ANJ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5.78">
            <text:p>28.185,78</text:p>
          </table:table-cell>
          <table:table-cell office:value-type="float" office:value="3100.44">
            <text:p>3.100,44</text:p>
          </table:table-cell>
          <table:table-cell office:value-type="float" office:value="5924.83">
            <text:p>5.924,83</text:p>
          </table:table-cell>
          <table:table-cell office:value-type="float" office:value="0.00">
            <text:p>0</text:p>
          </table:table-cell>
          <table:table-cell office:value-type="float" office:value="9025.27">
            <text:p>9.025,27</text:p>
          </table:table-cell>
          <table:table-cell office:value-type="float" office:value="19160.51">
            <text:p>19.160,5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ICHELINE L T SILVEIRA DOS ANJOS<text:s text:c="4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27.31">
            <text:p>1.127,31</text:p>
          </table:table-cell>
          <table:table-cell office:value-type="float" office:value="0.00">
            <text:p>0</text:p>
          </table:table-cell>
          <table:table-cell office:value-type="float" office:value="38529.71">
            <text:p>38.529,71</text:p>
          </table:table-cell>
          <table:table-cell office:value-type="float" office:value="3100.44">
            <text:p>3.100,44</text:p>
          </table:table-cell>
          <table:table-cell office:value-type="float" office:value="7048.74">
            <text:p>7.048,74</text:p>
          </table:table-cell>
          <table:table-cell office:value-type="float" office:value="0.00">
            <text:p>0</text:p>
          </table:table-cell>
          <table:table-cell office:value-type="float" office:value="10149.18">
            <text:p>10.149,18</text:p>
          </table:table-cell>
          <table:table-cell office:value-type="float" office:value="28380.53">
            <text:p>28.380,5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73.00">
            <text:p>1.9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3">
            <text:p>2.113,93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MIRYA TAVARES PINTO CARDOSO FERRO<text:s text:c="4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.43">
            <text:p>939,43</text:p>
          </table:table-cell>
          <table:table-cell office:value-type="float" office:value="3100.44">
            <text:p>3.100,44</text:p>
          </table:table-cell>
          <table:table-cell office:value-type="float" office:value="40173.92">
            <text:p>40.173,92</text:p>
          </table:table-cell>
          <table:table-cell office:value-type="float" office:value="3100.44">
            <text:p>3.100,44</text:p>
          </table:table-cell>
          <table:table-cell office:value-type="float" office:value="7656.84">
            <text:p>7.656,84</text:p>
          </table:table-cell>
          <table:table-cell office:value-type="float" office:value="0.00">
            <text:p>0</text:p>
          </table:table-cell>
          <table:table-cell office:value-type="float" office:value="10757.28">
            <text:p>10.757,28</text:p>
          </table:table-cell>
          <table:table-cell office:value-type="float" office:value="29416.64">
            <text:p>29.416,6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APOLEAO JOSE CALHEIROS CORREIA DE M A FRANCO<text:s text:c="3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8107.04">
            <text:p>38.107,04</text:p>
          </table:table-cell>
          <table:table-cell office:value-type="float" office:value="3100.44">
            <text:p>3.100,44</text:p>
          </table:table-cell>
          <table:table-cell office:value-type="float" office:value="7242.52">
            <text:p>7.242,52</text:p>
          </table:table-cell>
          <table:table-cell office:value-type="float" office:value="0.00">
            <text:p>0</text:p>
          </table:table-cell>
          <table:table-cell office:value-type="float" office:value="10342.96">
            <text:p>10.342,96</text:p>
          </table:table-cell>
          <table:table-cell office:value-type="float" office:value="27764.08">
            <text:p>27.764,0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7">
            <text:p>2.818,57</text:p>
          </table:table-cell>
          <table:table-cell office:value-type="float" office:value="1973.00">
            <text:p>1.9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EIDE MARIA CAMELO DA SILVA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829.59">
            <text:p>6.829,59</text:p>
          </table:table-cell>
          <table:table-cell office:value-type="float" office:value="0.00">
            <text:p>0</text:p>
          </table:table-cell>
          <table:table-cell office:value-type="float" office:value="9930.03">
            <text:p>9.930,03</text:p>
          </table:table-cell>
          <table:table-cell office:value-type="float" office:value="26485.88">
            <text:p>26.485,8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ILSON MENDES DE MIRAN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71">
            <text:p>469,71</text:p>
          </table:table-cell>
          <table:table-cell office:value-type="float" office:value="0.00">
            <text:p>0</text:p>
          </table:table-cell>
          <table:table-cell office:value-type="float" office:value="35194.47">
            <text:p>35.194,47</text:p>
          </table:table-cell>
          <table:table-cell office:value-type="float" office:value="3100.44">
            <text:p>3.100,44</text:p>
          </table:table-cell>
          <table:table-cell office:value-type="float" office:value="6416.66">
            <text:p>6.416,66</text:p>
          </table:table-cell>
          <table:table-cell office:value-type="float" office:value="0.00">
            <text:p>0</text:p>
          </table:table-cell>
          <table:table-cell office:value-type="float" office:value="9517.10">
            <text:p>9.517,1</text:p>
          </table:table-cell>
          <table:table-cell office:value-type="float" office:value="25677.37">
            <text:p>25.677,3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ISIA CUNHA RIOS CAVALCANTI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3100.44">
            <text:p>3.100,44</text:p>
          </table:table-cell>
          <table:table-cell office:value-type="float" office:value="6029.11">
            <text:p>6.029,11</text:p>
          </table:table-cell>
          <table:table-cell office:value-type="float" office:value="0.00">
            <text:p>0</text:p>
          </table:table-cell>
          <table:table-cell office:value-type="float" office:value="9129.55">
            <text:p>9.129,55</text:p>
          </table:table-cell>
          <table:table-cell office:value-type="float" office:value="24185.92">
            <text:p>24.185,9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NORMA SUELI TENORIO DE M MEDEIROS<text:s text:c="4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939.42">
            <text:p>939,42</text:p>
          </table:table-cell>
          <table:table-cell office:value-type="float" office:value="3100.44">
            <text:p>3.100,44</text:p>
          </table:table-cell>
          <table:table-cell office:value-type="float" office:value="40173.90">
            <text:p>40.173,9</text:p>
          </table:table-cell>
          <table:table-cell office:value-type="float" office:value="3100.44">
            <text:p>3.100,44</text:p>
          </table:table-cell>
          <table:table-cell office:value-type="float" office:value="7656.84">
            <text:p>7.656,84</text:p>
          </table:table-cell>
          <table:table-cell office:value-type="float" office:value="0.00">
            <text:p>0</text:p>
          </table:table-cell>
          <table:table-cell office:value-type="float" office:value="10757.28">
            <text:p>10.757,28</text:p>
          </table:table-cell>
          <table:table-cell office:value-type="float" office:value="29416.62">
            <text:p>29.416,6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BARBOSA DE ALMEIDA FILHO<text:s text:c="5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0451.96">
            <text:p>30.451,96</text:p>
          </table:table-cell>
          <table:table-cell office:value-type="float" office:value="2652.81">
            <text:p>2.652,81</text:p>
          </table:table-cell>
          <table:table-cell office:value-type="float" office:value="5104.06">
            <text:p>5.104,06</text:p>
          </table:table-cell>
          <table:table-cell office:value-type="float" office:value="0.00">
            <text:p>0</text:p>
          </table:table-cell>
          <table:table-cell office:value-type="float" office:value="7756.87">
            <text:p>7.756,87</text:p>
          </table:table-cell>
          <table:table-cell office:value-type="float" office:value="22695.09">
            <text:p>22.695,0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205.82">
            <text:p>1.205,82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HENRIQUE CARVALHO PRADO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868.41">
            <text:p>24.868,41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17182.46">
            <text:p>17.182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AULO ROBERTO DE MELO ALVES FILHO<text:s text:c="4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959.86">
            <text:p>26.959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741.13">
            <text:p>34.741,13</text:p>
          </table:table-cell>
          <table:table-cell office:value-type="float" office:value="2965.58">
            <text:p>2.965,58</text:p>
          </table:table-cell>
          <table:table-cell office:value-type="float" office:value="6458.25">
            <text:p>6.458,25</text:p>
          </table:table-cell>
          <table:table-cell office:value-type="float" office:value="0.00">
            <text:p>0</text:p>
          </table:table-cell>
          <table:table-cell office:value-type="float" office:value="9423.83">
            <text:p>9.423,83</text:p>
          </table:table-cell>
          <table:table-cell office:value-type="float" office:value="25317.30">
            <text:p>25.317,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651.58">
            <text:p>2.651,5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PERICLES GAMA DE LIMA FILHO<text:s text:c="53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8.64">
            <text:p>18.788,64</text:p>
          </table:table-cell>
          <table:table-cell office:value-type="float" office:value="3100.44">
            <text:p>3.100,44</text:p>
          </table:table-cell>
          <table:table-cell office:value-type="float" office:value="55204.55">
            <text:p>55.204,55</text:p>
          </table:table-cell>
          <table:table-cell office:value-type="float" office:value="3100.44">
            <text:p>3.100,44</text:p>
          </table:table-cell>
          <table:table-cell office:value-type="float" office:value="10762.15">
            <text:p>10.762,15</text:p>
          </table:table-cell>
          <table:table-cell office:value-type="float" office:value="0.00">
            <text:p>0</text:p>
          </table:table-cell>
          <table:table-cell office:value-type="float" office:value="13862.59">
            <text:p>13.862,59</text:p>
          </table:table-cell>
          <table:table-cell office:value-type="float" office:value="41341.96">
            <text:p>41.341,9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AMON FORMIGA DE OLIVEIRA CARVALHO<text:s text:c="46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56.30">
            <text:p>1.356,3</text:p>
          </table:table-cell>
          <table:table-cell office:value-type="float" office:value="0.00">
            <text:p>0</text:p>
          </table:table-cell>
          <table:table-cell office:value-type="float" office:value="34671.77">
            <text:p>34.671,77</text:p>
          </table:table-cell>
          <table:table-cell office:value-type="float" office:value="2652.81">
            <text:p>2.652,81</text:p>
          </table:table-cell>
          <table:table-cell office:value-type="float" office:value="6152.21">
            <text:p>6.152,21</text:p>
          </table:table-cell>
          <table:table-cell office:value-type="float" office:value="0.00">
            <text:p>0</text:p>
          </table:table-cell>
          <table:table-cell office:value-type="float" office:value="8805.02">
            <text:p>8.805,02</text:p>
          </table:table-cell>
          <table:table-cell office:value-type="float" office:value="25866.75">
            <text:p>25.866,7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33">
            <text:p>4.069,3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BERTO SALOMAO DO NASCIMENTO<text:s text:c="5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40643.78">
            <text:p>40.643,78</text:p>
          </table:table-cell>
          <table:table-cell office:value-type="float" office:value="3100.44">
            <text:p>3.100,44</text:p>
          </table:table-cell>
          <table:table-cell office:value-type="float" office:value="6673.96">
            <text:p>6.673,96</text:p>
          </table:table-cell>
          <table:table-cell office:value-type="float" office:value="0.00">
            <text:p>0</text:p>
          </table:table-cell>
          <table:table-cell office:value-type="float" office:value="9774.40">
            <text:p>9.774,4</text:p>
          </table:table-cell>
          <table:table-cell office:value-type="float" office:value="30869.38">
            <text:p>30.869,3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2818.58">
            <text:p>2.818,58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BSON ALCANTARA FALCAO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25.32">
            <text:p>6.725,32</text:p>
          </table:table-cell>
          <table:table-cell office:value-type="float" office:value="0.00">
            <text:p>0</text:p>
          </table:table-cell>
          <table:table-cell office:value-type="float" office:value="9825.76">
            <text:p>9.825,76</text:p>
          </table:table-cell>
          <table:table-cell office:value-type="float" office:value="26590.15">
            <text:p>26.590,1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DRIGO FERREIRA LAVOR RODRIGUES DA CRUZ<text:s text:c="40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4868.41">
            <text:p>24.868,41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17182.46">
            <text:p>17.182,46</text:p>
          </table:table-cell>
          <table:table-cell office:value-type="float" office:value="751.96">
            <text:p>751,9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DRIGO SOARES DA SILVA<text:s text:c="5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4928.87">
            <text:p>4.928,87</text:p>
          </table:table-cell>
          <table:table-cell office:value-type="float" office:value="0.00">
            <text:p>0</text:p>
          </table:table-cell>
          <table:table-cell office:value-type="float" office:value="7581.68">
            <text:p>7.581,68</text:p>
          </table:table-cell>
          <table:table-cell office:value-type="float" office:value="21664.46">
            <text:p>21.664,4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GERIO PARANHOS GONCALVE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303.17">
            <text:p>5.303,17</text:p>
          </table:table-cell>
          <table:table-cell office:value-type="float" office:value="0.00">
            <text:p>0</text:p>
          </table:table-cell>
          <table:table-cell office:value-type="float" office:value="8171.07">
            <text:p>8.171,07</text:p>
          </table:table-cell>
          <table:table-cell office:value-type="float" office:value="23030.46">
            <text:p>23.030,4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ROMULO DE SOUTO CRASTO LEITE<text:s text:c="52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9246.14">
            <text:p>29.246,14</text:p>
          </table:table-cell>
          <table:table-cell office:value-type="float" office:value="2652.81">
            <text:p>2.652,81</text:p>
          </table:table-cell>
          <table:table-cell office:value-type="float" office:value="5033.14">
            <text:p>5.033,14</text:p>
          </table:table-cell>
          <table:table-cell office:value-type="float" office:value="0.00">
            <text:p>0</text:p>
          </table:table-cell>
          <table:table-cell office:value-type="float" office:value="7685.95">
            <text:p>7.685,95</text:p>
          </table:table-cell>
          <table:table-cell office:value-type="float" office:value="21560.19">
            <text:p>21.560,1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ALETE ADORNO FERREIRA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725.32">
            <text:p>6.725,32</text:p>
          </table:table-cell>
          <table:table-cell office:value-type="float" office:value="0.00">
            <text:p>0</text:p>
          </table:table-cell>
          <table:table-cell office:value-type="float" office:value="9825.76">
            <text:p>9.825,76</text:p>
          </table:table-cell>
          <table:table-cell office:value-type="float" office:value="26590.15">
            <text:p>26.590,1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ANDRA MALTA PRATA LIMA<text:s text:c="57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7825.20">
            <text:p>37.825,2</text:p>
          </table:table-cell>
          <table:table-cell office:value-type="float" office:value="3100.44">
            <text:p>3.100,44</text:p>
          </table:table-cell>
          <table:table-cell office:value-type="float" office:value="7165.01">
            <text:p>7.165,01</text:p>
          </table:table-cell>
          <table:table-cell office:value-type="float" office:value="0.00">
            <text:p>0</text:p>
          </table:table-cell>
          <table:table-cell office:value-type="float" office:value="10265.45">
            <text:p>10.265,45</text:p>
          </table:table-cell>
          <table:table-cell office:value-type="float" office:value="27559.75">
            <text:p>27.559,7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AULO VENTURA DE HOLANDA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43">
            <text:p>469,43</text:p>
          </table:table-cell>
          <table:table-cell office:value-type="float" office:value="0.00">
            <text:p>0</text:p>
          </table:table-cell>
          <table:table-cell office:value-type="float" office:value="35194.19">
            <text:p>35.194,19</text:p>
          </table:table-cell>
          <table:table-cell office:value-type="float" office:value="3100.44">
            <text:p>3.100,44</text:p>
          </table:table-cell>
          <table:table-cell office:value-type="float" office:value="6312.39">
            <text:p>6.312,39</text:p>
          </table:table-cell>
          <table:table-cell office:value-type="float" office:value="0.00">
            <text:p>0</text:p>
          </table:table-cell>
          <table:table-cell office:value-type="float" office:value="9412.83">
            <text:p>9.412,83</text:p>
          </table:table-cell>
          <table:table-cell office:value-type="float" office:value="25781.36">
            <text:p>25.781,3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ERGIO AMARAL SCALA<text:s text:c="6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829.59">
            <text:p>6.829,59</text:p>
          </table:table-cell>
          <table:table-cell office:value-type="float" office:value="0.00">
            <text:p>0</text:p>
          </table:table-cell>
          <table:table-cell office:value-type="float" office:value="9930.03">
            <text:p>9.930,03</text:p>
          </table:table-cell>
          <table:table-cell office:value-type="float" office:value="26485.88">
            <text:p>26.485,8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ERGIO ROCHA CAVALCANTI JUCA<text:s text:c="52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42244.51">
            <text:p>42.244,51</text:p>
          </table:table-cell>
          <table:table-cell office:value-type="float" office:value="3351.82">
            <text:p>3.351,82</text:p>
          </table:table-cell>
          <table:table-cell office:value-type="float" office:value="8415.47">
            <text:p>8.415,47</text:p>
          </table:table-cell>
          <table:table-cell office:value-type="float" office:value="1278.78">
            <text:p>1.278,78</text:p>
          </table:table-cell>
          <table:table-cell office:value-type="float" office:value="11767.29">
            <text:p>11.767,29</text:p>
          </table:table-cell>
          <table:table-cell office:value-type="float" office:value="30477.22">
            <text:p>30.477,22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570.67">
            <text:p>4.570,6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DRACK JOSE DO NASCIMENTO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9234.49">
            <text:p>39.234,49</text:p>
          </table:table-cell>
          <table:table-cell office:value-type="float" office:value="3100.44">
            <text:p>3.100,44</text:p>
          </table:table-cell>
          <table:table-cell office:value-type="float" office:value="6639.47">
            <text:p>6.639,47</text:p>
          </table:table-cell>
          <table:table-cell office:value-type="float" office:value="0.00">
            <text:p>0</text:p>
          </table:table-cell>
          <table:table-cell office:value-type="float" office:value="9739.91">
            <text:p>9.739,91</text:p>
          </table:table-cell>
          <table:table-cell office:value-type="float" office:value="29494.58">
            <text:p>29.494,5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8">
            <text:p>2.818,58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LVANA DE ALMEIDA ABREU<text:s text:c="56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00.44">
            <text:p>3.100,44</text:p>
          </table:table-cell>
          <table:table-cell office:value-type="float" office:value="36415.91">
            <text:p>36.415,91</text:p>
          </table:table-cell>
          <table:table-cell office:value-type="float" office:value="3100.44">
            <text:p>3.100,44</text:p>
          </table:table-cell>
          <table:table-cell office:value-type="float" office:value="6829.59">
            <text:p>6.829,59</text:p>
          </table:table-cell>
          <table:table-cell office:value-type="float" office:value="0.00">
            <text:p>0</text:p>
          </table:table-cell>
          <table:table-cell office:value-type="float" office:value="9930.03">
            <text:p>9.930,03</text:p>
          </table:table-cell>
          <table:table-cell office:value-type="float" office:value="26485.88">
            <text:p>26.485,8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LVIO AZEVEDO SAMPAIO<text:s text:c="58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39.06">
            <text:p>1.139,06</text:p>
          </table:table-cell>
          <table:table-cell office:value-type="float" office:value="0.00">
            <text:p>0</text:p>
          </table:table-cell>
          <table:table-cell office:value-type="float" office:value="35758.12">
            <text:p>35.758,12</text:p>
          </table:table-cell>
          <table:table-cell office:value-type="float" office:value="2867.90">
            <text:p>2.867,9</text:p>
          </table:table-cell>
          <table:table-cell office:value-type="float" office:value="6295.13">
            <text:p>6.295,13</text:p>
          </table:table-cell>
          <table:table-cell office:value-type="float" office:value="0.00">
            <text:p>0</text:p>
          </table:table-cell>
          <table:table-cell office:value-type="float" office:value="9163.03">
            <text:p>9.163,03</text:p>
          </table:table-cell>
          <table:table-cell office:value-type="float" office:value="26595.09">
            <text:p>26.595,0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ITAEL JONES LEMOS<text:s text:c="62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14">
            <text:p>1.409,14</text:p>
          </table:table-cell>
          <table:table-cell office:value-type="float" office:value="0.00">
            <text:p>0</text:p>
          </table:table-cell>
          <table:table-cell office:value-type="float" office:value="38952.46">
            <text:p>38.952,46</text:p>
          </table:table-cell>
          <table:table-cell office:value-type="float" office:value="3100.44">
            <text:p>3.100,44</text:p>
          </table:table-cell>
          <table:table-cell office:value-type="float" office:value="7139.63">
            <text:p>7.139,63</text:p>
          </table:table-cell>
          <table:table-cell office:value-type="float" office:value="0.00">
            <text:p>0</text:p>
          </table:table-cell>
          <table:table-cell office:value-type="float" office:value="10240.07">
            <text:p>10.240,07</text:p>
          </table:table-cell>
          <table:table-cell office:value-type="float" office:value="28712.39">
            <text:p>28.712,3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18.57">
            <text:p>2.818,57</text:p>
          </table:table-cell>
          <table:table-cell office:value-type="float" office:value="1409.28">
            <text:p>1.409,2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OSTENES DE ARAUJO GAIA<text:s text:c="57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867.90">
            <text:p>2.867,9</text:p>
          </table:table-cell>
          <table:table-cell office:value-type="float" office:value="37486.96">
            <text:p>37.486,96</text:p>
          </table:table-cell>
          <table:table-cell office:value-type="float" office:value="2867.90">
            <text:p>2.867,9</text:p>
          </table:table-cell>
          <table:table-cell office:value-type="float" office:value="6925.73">
            <text:p>6.925,73</text:p>
          </table:table-cell>
          <table:table-cell office:value-type="float" office:value="0.00">
            <text:p>0</text:p>
          </table:table-cell>
          <table:table-cell office:value-type="float" office:value="9793.63">
            <text:p>9.793,63</text:p>
          </table:table-cell>
          <table:table-cell office:value-type="float" office:value="27693.33">
            <text:p>27.693,33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STELA VALERIA S DE FARIAS CAVALCANTI<text:s text:c="4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737.94">
            <text:p>1.737,94</text:p>
          </table:table-cell>
          <table:table-cell office:value-type="float" office:value="0.00">
            <text:p>0</text:p>
          </table:table-cell>
          <table:table-cell office:value-type="float" office:value="38153.84">
            <text:p>38.153,84</text:p>
          </table:table-cell>
          <table:table-cell office:value-type="float" office:value="2867.90">
            <text:p>2.867,9</text:p>
          </table:table-cell>
          <table:table-cell office:value-type="float" office:value="6841.40">
            <text:p>6.841,4</text:p>
          </table:table-cell>
          <table:table-cell office:value-type="float" office:value="0.00">
            <text:p>0</text:p>
          </table:table-cell>
          <table:table-cell office:value-type="float" office:value="9709.30">
            <text:p>9.709,3</text:p>
          </table:table-cell>
          <table:table-cell office:value-type="float" office:value="28444.54">
            <text:p>28.444,5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85.75">
            <text:p>2.085,75</text:p>
          </table:table-cell>
          <table:table-cell office:value-type="float" office:value="3128.62">
            <text:p>3.128,6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CITO YURI DE MELO BARROS<text:s text:c="54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5988.78">
            <text:p>5.988,78</text:p>
          </table:table-cell>
          <table:table-cell office:value-type="float" office:value="0.00">
            <text:p>0</text:p>
          </table:table-cell>
          <table:table-cell office:value-type="float" office:value="8856.68">
            <text:p>8.856,68</text:p>
          </table:table-cell>
          <table:table-cell office:value-type="float" office:value="24458.79">
            <text:p>24.458,7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ANIA CRISTINA GIACOMOSI CERQUEIRA NASCIMENTO<text:s text:c="3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867.90">
            <text:p>2.867,9</text:p>
          </table:table-cell>
          <table:table-cell office:value-type="float" office:value="5407.45">
            <text:p>5.407,45</text:p>
          </table:table-cell>
          <table:table-cell office:value-type="float" office:value="0.00">
            <text:p>0</text:p>
          </table:table-cell>
          <table:table-cell office:value-type="float" office:value="8275.35">
            <text:p>8.275,35</text:p>
          </table:table-cell>
          <table:table-cell office:value-type="float" office:value="22926.18">
            <text:p>22.926,1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THIAGO CHACON DELGADO<text:s text:c="59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959.86">
            <text:p>26.959,86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153.86">
            <text:p>1.153,86</text:p>
          </table:table-cell>
          <table:table-cell office:value-type="float" office:value="0.00">
            <text:p>0</text:p>
          </table:table-cell>
          <table:table-cell office:value-type="float" office:value="38008.93">
            <text:p>38.008,93</text:p>
          </table:table-cell>
          <table:table-cell office:value-type="float" office:value="2965.58">
            <text:p>2.965,58</text:p>
          </table:table-cell>
          <table:table-cell office:value-type="float" office:value="7039.59">
            <text:p>7.039,59</text:p>
          </table:table-cell>
          <table:table-cell office:value-type="float" office:value="0.00">
            <text:p>0</text:p>
          </table:table-cell>
          <table:table-cell office:value-type="float" office:value="10005.17">
            <text:p>10.005,17</text:p>
          </table:table-cell>
          <table:table-cell office:value-type="float" office:value="28003.76">
            <text:p>28.003,76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47.99">
            <text:p>1.347,99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303.59">
            <text:p>1.303,59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SUPLEMENT S16 RRA<text:s text:c="7"/></text:p>
          </table:table-cell>
          <table:table-cell office:value-type="string">
            <text:p>UBIRAJARA RAMOS DO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87.80">
            <text:p>787,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UBIRAJARA RAMOS DOS SANTOS<text:s text:c="54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57.60">
            <text:p>657,6</text:p>
          </table:table-cell>
          <table:table-cell office:value-type="float" office:value="3100.44">
            <text:p>3.100,44</text:p>
          </table:table-cell>
          <table:table-cell office:value-type="float" office:value="39751.15">
            <text:p>39.751,15</text:p>
          </table:table-cell>
          <table:table-cell office:value-type="float" office:value="3100.44">
            <text:p>3.100,44</text:p>
          </table:table-cell>
          <table:table-cell office:value-type="float" office:value="7409.53">
            <text:p>7.409,53</text:p>
          </table:table-cell>
          <table:table-cell office:value-type="float" office:value="0.00">
            <text:p>0</text:p>
          </table:table-cell>
          <table:table-cell office:value-type="float" office:value="10509.97">
            <text:p>10.509,97</text:p>
          </table:table-cell>
          <table:table-cell office:value-type="float" office:value="29241.18">
            <text:p>29.241,1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73.00">
            <text:p>1.9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704.64">
            <text:p>704,64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ALTER JOSE DE OMENA ACIOLY<text:s text:c="5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031.20">
            <text:p>2.031,2</text:p>
          </table:table-cell>
          <table:table-cell office:value-type="float" office:value="3351.82">
            <text:p>3.351,82</text:p>
          </table:table-cell>
          <table:table-cell office:value-type="float" office:value="44275.71">
            <text:p>44.275,71</text:p>
          </table:table-cell>
          <table:table-cell office:value-type="float" office:value="3351.82">
            <text:p>3.351,82</text:p>
          </table:table-cell>
          <table:table-cell office:value-type="float" office:value="8100.98">
            <text:p>8.100,98</text:p>
          </table:table-cell>
          <table:table-cell office:value-type="float" office:value="2802.33">
            <text:p>2.802,33</text:p>
          </table:table-cell>
          <table:table-cell office:value-type="float" office:value="11452.80">
            <text:p>11.452,8</text:p>
          </table:table-cell>
          <table:table-cell office:value-type="float" office:value="32822.91">
            <text:p>32.822,9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6094.22">
            <text:p>6.094,22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ENTE FELIX CORREIA<text:s text:c="59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523.40">
            <text:p>1.523,4</text:p>
          </table:table-cell>
          <table:table-cell office:value-type="float" office:value="3351.82">
            <text:p>3.351,82</text:p>
          </table:table-cell>
          <table:table-cell office:value-type="float" office:value="43767.91">
            <text:p>43.767,91</text:p>
          </table:table-cell>
          <table:table-cell office:value-type="float" office:value="3351.82">
            <text:p>3.351,82</text:p>
          </table:table-cell>
          <table:table-cell office:value-type="float" office:value="8259.05">
            <text:p>8.259,05</text:p>
          </table:table-cell>
          <table:table-cell office:value-type="float" office:value="1278.78">
            <text:p>1.278,78</text:p>
          </table:table-cell>
          <table:table-cell office:value-type="float" office:value="11610.87">
            <text:p>11.610,87</text:p>
          </table:table-cell>
          <table:table-cell office:value-type="float" office:value="32157.04">
            <text:p>32.157,0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570.67">
            <text:p>4.570,67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CENTE JOSE CAVALCANTE PORCIUNCULA<text:s text:c="45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878.86">
            <text:p>1.878,86</text:p>
          </table:table-cell>
          <table:table-cell office:value-type="float" office:value="0.00">
            <text:p>0</text:p>
          </table:table-cell>
          <table:table-cell office:value-type="float" office:value="40771.55">
            <text:p>40.771,55</text:p>
          </table:table-cell>
          <table:table-cell office:value-type="float" office:value="3100.44">
            <text:p>3.100,44</text:p>
          </table:table-cell>
          <table:table-cell office:value-type="float" office:value="7458.57">
            <text:p>7.458,57</text:p>
          </table:table-cell>
          <table:table-cell office:value-type="float" office:value="59.93">
            <text:p>59,93</text:p>
          </table:table-cell>
          <table:table-cell office:value-type="float" office:value="10559.01">
            <text:p>10.559,01</text:p>
          </table:table-cell>
          <table:table-cell office:value-type="float" office:value="30212.54">
            <text:p>30.212,54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845.57">
            <text:p>845,57</text:p>
          </table:table-cell>
          <table:table-cell office:value-type="float" office:value="1409.29">
            <text:p>1.409,29</text:p>
          </table:table-cell>
          <table:table-cell office:value-type="float" office:value="3382.29">
            <text:p>3.382,29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NICIUS FERREIRA CALHEIROS ALVES<text:s text:c="47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14">
            <text:p>33.315,14</text:p>
          </table:table-cell>
          <table:table-cell office:value-type="float" office:value="2652.81">
            <text:p>2.652,81</text:p>
          </table:table-cell>
          <table:table-cell office:value-type="float" office:value="6152.12">
            <text:p>6.152,12</text:p>
          </table:table-cell>
          <table:table-cell office:value-type="float" office:value="0.00">
            <text:p>0</text:p>
          </table:table-cell>
          <table:table-cell office:value-type="float" office:value="8804.93">
            <text:p>8.804,93</text:p>
          </table:table-cell>
          <table:table-cell office:value-type="float" office:value="24510.21">
            <text:p>24.510,2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069.00">
            <text:p>4.06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VIANE KARLA DA SILVA FARIAS<text:s text:c="51"/></text:p>
          </table:table-cell>
          <table:table-cell office:value-type="string">
            <text:p>PROMOTOR DE 1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4116.45">
            <text:p>24.116,45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1201.53">
            <text:p>31.201,53</text:p>
          </table:table-cell>
          <table:table-cell office:value-type="float" office:value="2652.81">
            <text:p>2.652,81</text:p>
          </table:table-cell>
          <table:table-cell office:value-type="float" office:value="5570.87">
            <text:p>5.570,87</text:p>
          </table:table-cell>
          <table:table-cell office:value-type="float" office:value="0.00">
            <text:p>0</text:p>
          </table:table-cell>
          <table:table-cell office:value-type="float" office:value="8223.68">
            <text:p>8.223,68</text:p>
          </table:table-cell>
          <table:table-cell office:value-type="float" office:value="22977.85">
            <text:p>22.977,85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955.39">
            <text:p>1.955,3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VIVIANE SANDES DE ALBUQUERQUE WANDERLEY<text:s text:c="41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4724.76">
            <text:p>34.724,76</text:p>
          </table:table-cell>
          <table:table-cell office:value-type="float" office:value="3100.44">
            <text:p>3.100,44</text:p>
          </table:table-cell>
          <table:table-cell office:value-type="float" office:value="6364.53">
            <text:p>6.364,53</text:p>
          </table:table-cell>
          <table:table-cell office:value-type="float" office:value="0.00">
            <text:p>0</text:p>
          </table:table-cell>
          <table:table-cell office:value-type="float" office:value="9464.97">
            <text:p>9.464,97</text:p>
          </table:table-cell>
          <table:table-cell office:value-type="float" office:value="25259.79">
            <text:p>25.259,79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ALBER JOSE VALENTE DE LIMA<text:s text:c="53"/></text:p>
          </table:table-cell>
          <table:table-cell office:value-type="string">
            <text:p>PROCURADOR DE JUSTICA<text:s text:c="19"/></text:p>
          </table:table-cell>
          <table:table-cell office:value-type="string">
            <text:p>PROCURADORES ATIVOS<text:s text:c="21"/></text:p>
          </table:table-cell>
          <table:table-cell office:value-type="float" office:value="30471.11">
            <text:p>30.471,11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51.82">
            <text:p>3.351,82</text:p>
          </table:table-cell>
          <table:table-cell office:value-type="float" office:value="38952.62">
            <text:p>38.952,62</text:p>
          </table:table-cell>
          <table:table-cell office:value-type="float" office:value="3351.82">
            <text:p>3.351,82</text:p>
          </table:table-cell>
          <table:table-cell office:value-type="float" office:value="7405.92">
            <text:p>7.405,92</text:p>
          </table:table-cell>
          <table:table-cell office:value-type="float" office:value="0.00">
            <text:p>0</text:p>
          </table:table-cell>
          <table:table-cell office:value-type="float" office:value="10757.74">
            <text:p>10.757,74</text:p>
          </table:table-cell>
          <table:table-cell office:value-type="float" office:value="28194.88">
            <text:p>28.194,88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ESLEY FERNANDES OLIVEIRA<text:s text:c="55"/></text:p>
          </table:table-cell>
          <table:table-cell office:value-type="string">
            <text:p>PROMOTOR DE 2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6071.84">
            <text:p>26.071,8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33315.47">
            <text:p>33.315,47</text:p>
          </table:table-cell>
          <table:table-cell office:value-type="float" office:value="2867.90">
            <text:p>2.867,9</text:p>
          </table:table-cell>
          <table:table-cell office:value-type="float" office:value="6093.06">
            <text:p>6.093,06</text:p>
          </table:table-cell>
          <table:table-cell office:value-type="float" office:value="0.00">
            <text:p>0</text:p>
          </table:table-cell>
          <table:table-cell office:value-type="float" office:value="8960.96">
            <text:p>8.960,96</text:p>
          </table:table-cell>
          <table:table-cell office:value-type="float" office:value="24354.51">
            <text:p>24.354,51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2113.94">
            <text:p>2.113,94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>
            <text:p>FOLHA FECHAMENTO MENSAL<text:s text:c="7"/></text:p>
          </table:table-cell>
          <table:table-cell office:value-type="string">
            <text:p>WLADIMIR BESSA DA CRUZ<text:s text:c="58"/></text:p>
          </table:table-cell>
          <table:table-cell office:value-type="string">
            <text:p>PROMOTOR DE 3ª<text:s text:c="26"/></text:p>
          </table:table-cell>
          <table:table-cell office:value-type="string">
            <text:p>PROMOTORES DE JUSTICA<text:s text:c="19"/></text:p>
          </table:table-cell>
          <table:table-cell office:value-type="float" office:value="28185.78">
            <text:p>28.185,78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469.71">
            <text:p>469,71</text:p>
          </table:table-cell>
          <table:table-cell office:value-type="float" office:value="0.00">
            <text:p>0</text:p>
          </table:table-cell>
          <table:table-cell office:value-type="float" office:value="35194.47">
            <text:p>35.194,47</text:p>
          </table:table-cell>
          <table:table-cell office:value-type="float" office:value="3100.44">
            <text:p>3.100,44</text:p>
          </table:table-cell>
          <table:table-cell office:value-type="float" office:value="6416.66">
            <text:p>6.416,66</text:p>
          </table:table-cell>
          <table:table-cell office:value-type="float" office:value="0.00">
            <text:p>0</text:p>
          </table:table-cell>
          <table:table-cell office:value-type="float" office:value="9517.10">
            <text:p>9.517,1</text:p>
          </table:table-cell>
          <table:table-cell office:value-type="float" office:value="25677.37">
            <text:p>25.677,37</text:p>
          </table:table-cell>
          <table:table-cell office:value-type="float" office:value="751.96">
            <text:p>751,96</text:p>
          </table:table-cell>
          <table:table-cell office:value-type="float" office:value="4377.73">
            <text:p>4.377,73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1409.29">
            <text:p>1.409,29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office:value-type="float" office:value="0.00">
            <text:p>0</text:p>
          </table:table-cell>
          <table:table-cell table:number-columns-repeated="994"/>
        </table:table-row>
        <table:table-row table:style-name="ro2">
          <table:table-cell office:value-type="string" table:style-name="ce2">
            <text:p>Total</text:p>
          </table:table-cell>
          <table:table-cell table:style-name="ce2"/>
          <table:table-cell table:style-name="ce2"/>
          <table:table-cell table:style-name="ce2"/>
          <table:table-cell office:value-type="float" office:value="4488359.42" table:style-name="ce2">
            <text:p>4.488.359,42</text:p>
          </table:table-cell>
          <table:table-cell office:value-type="float" office:value="20001.20" table:style-name="ce2">
            <text:p>20.001,2</text:p>
          </table:table-cell>
          <table:table-cell office:value-type="float" office:value="5781.22" table:style-name="ce2">
            <text:p>5.781,22</text:p>
          </table:table-cell>
          <table:table-cell office:value-type="float" office:value="349992.11" table:style-name="ce2">
            <text:p>349.992,11</text:p>
          </table:table-cell>
          <table:table-cell office:value-type="float" office:value="200544.69" table:style-name="ce2">
            <text:p>200.544,69</text:p>
          </table:table-cell>
          <table:table-cell office:value-type="float" office:value="224567.58" table:style-name="ce2">
            <text:p>224.567,58</text:p>
          </table:table-cell>
          <table:table-cell office:value-type="float" office:value="6414397.31" table:style-name="ce2">
            <text:p>6.414.397,31</text:p>
          </table:table-cell>
          <table:table-cell office:value-type="float" office:value="533651.14" table:style-name="ce2">
            <text:p>533.651,14</text:p>
          </table:table-cell>
          <table:table-cell office:value-type="float" office:value="1174631.18" table:style-name="ce2">
            <text:p>1.174.631,18</text:p>
          </table:table-cell>
          <table:table-cell office:value-type="float" office:value="23002.55" table:style-name="ce2">
            <text:p>23.002,55</text:p>
          </table:table-cell>
          <table:table-cell office:value-type="float" office:value="1708282.32" table:style-name="ce2">
            <text:p>1.708.282,32</text:p>
          </table:table-cell>
          <table:table-cell office:value-type="float" office:value="4706114.99" table:style-name="ce2">
            <text:p>4.706.114,99</text:p>
          </table:table-cell>
          <table:table-cell office:value-type="float" office:value="122569.48" table:style-name="ce2">
            <text:p>122.569,48</text:p>
          </table:table-cell>
          <table:table-cell office:value-type="float" office:value="682925.88" table:style-name="ce2">
            <text:p>682.925,88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55820.35" table:style-name="ce2">
            <text:p>55.820,35</text:p>
          </table:table-cell>
          <table:table-cell office:value-type="float" office:value="41850.20" table:style-name="ce2">
            <text:p>41.850,2</text:p>
          </table:table-cell>
          <table:table-cell office:value-type="float" office:value="90341.93" table:style-name="ce2">
            <text:p>90.341,93</text:p>
          </table:table-cell>
          <table:table-cell office:value-type="float" office:value="0.00" table:style-name="ce2">
            <text:p>0</text:p>
          </table:table-cell>
          <table:table-cell office:value-type="float" office:value="0.00" table:style-name="ce2">
            <text:p>0</text:p>
          </table:table-cell>
          <table:table-cell office:value-type="float" office:value="27100.24" table:style-name="ce2">
            <text:p>27.100,24</text:p>
          </table:table-cell>
          <table:table-cell office:value-type="float" office:value="25030.16" table:style-name="ce2">
            <text:p>25.030,16</text:p>
          </table:table-cell>
          <table:table-cell office:value-type="float" office:value="84158.91" table:style-name="ce2">
            <text:p>84.158,91</text:p>
          </table:table-cell>
          <table:table-cell table:number-columns-repeated="994"/>
        </table:table-row>
        <table:table-row table:style-name="ro2">
          <table:table-cell table:number-columns-repeated="1024"/>
        </table:table-row>
        <table:table-row table:style-name="ro2">
          <table:table-cell office:value-type="string">
            <text:p>(a) -Remuneração do cargo efetivo - Vencimento, GAMPU, V.P.I, Adicionais de Qualificação, G.A.E e G.A.S, além de outras desta natureza.</text:p>
          </table:table-cell>
          <table:table-cell table:number-columns-repeated="1023"/>
        </table:table-row>
        <table:table-row table:style-name="ro2">
          <table:table-cell office:value-type="string">
            <text:p>(b) - V.P.N.I., Adicional por tempo de serviço, quintos, décimos e vantagens decorrentes de sentença judicial ou extensão administrativa.</text:p>
          </table:table-cell>
          <table:table-cell table:number-columns-repeated="1023"/>
        </table:table-row>
        <table:table-row table:style-name="ro2">
          <table:table-cell office:value-type="string">
            <text:p>(c) -Rubricas que representam a retribuição paga pelo exercício de função (servidor efetivo) ou remuneração de cargo em comissão (servidor sem vínculo ou requisitado).</text:p>
          </table:table-cell>
          <table:table-cell table:number-columns-repeated="1023"/>
        </table:table-row>
        <table:table-row table:style-name="ro2">
          <table:table-cell office:value-type="string">
            <text:p>(d) - Parcelas da Gratificação Natalina (13º) pagas no mês corrente, ou no caso de vacância ou exoneração do servidor.</text:p>
          </table:table-cell>
          <table:table-cell table:number-columns-repeated="1023"/>
        </table:table-row>
        <table:table-row table:style-name="ro2">
          <table:table-cell office:value-type="string">
            <text:p>(e) - Adicional correspondente a 1/3 (um terço) da remuneração, pago ao servidor por ocasião das férias</text:p>
          </table:table-cell>
          <table:table-cell table:number-columns-repeated="1023"/>
        </table:table-row>
        <table:table-row table:style-name="ro2">
          <table:table-cell office:value-type="string">
            <text:p>(f) - Valor equivalente ao da contribuição previdenciária, devido ao funcionário público que esteja em condição de aposentar-se, mas que optou por continuar em atividade (instituído pela Emenda Constitucional nº 41, de 16 de dezembro de 2003</text:p>
          </table:table-cell>
          <table:table-cell table:number-columns-repeated="1023"/>
        </table:table-row>
        <table:table-row table:style-name="ro2">
          <table:table-cell office:value-type="string">
            <text:p>(g) - Total dos rendimentos brutos pagos no mês.</text:p>
          </table:table-cell>
          <table:table-cell table:number-columns-repeated="1023"/>
        </table:table-row>
        <table:table-row table:style-name="ro2">
          <table:table-cell office:value-type="string">
            <text:p>(h) - Contribuição Previdenciária Oficial (Plano de Seguridade Social do Servidor Público e Regime Geral de Previdência Social).</text:p>
          </table:table-cell>
          <table:table-cell table:number-columns-repeated="1023"/>
        </table:table-row>
        <table:table-row table:style-name="ro2">
          <table:table-cell office:value-type="string">
            <text:p>(i) - Imposto de Renda Retido na Fonte.</text:p>
          </table:table-cell>
          <table:table-cell table:number-columns-repeated="1023"/>
        </table:table-row>
        <table:table-row table:style-name="ro2">
          <table:table-cell office:value-type="string">
            <text:p>(j) - Valor deduzido da remuneração básica bruta, quando esta ultrapassa o teto constitucional, nos termos da legislação correspondente.</text:p>
          </table:table-cell>
          <table:table-cell table:number-columns-repeated="1023"/>
        </table:table-row>
        <table:table-row table:style-name="ro2">
          <table:table-cell office:value-type="string">
            <text:p>(k) - Total dos descontos efetuados no mês.</text:p>
          </table:table-cell>
          <table:table-cell table:number-columns-repeated="1023"/>
        </table:table-row>
        <table:table-row table:style-name="ro2">
          <table:table-cell office:value-type="string">
            <text:p>(l) - Rendimento líquido após os descontos referidos nos itens anteriores.</text:p>
          </table:table-cell>
          <table:table-cell table:number-columns-repeated="1023"/>
        </table:table-row>
        <table:table-row table:style-name="ro2">
          <table:table-cell office:value-type="string">
            <text:p>(m) - Auxílio-alimentação, Auxílio-transporte, Auxílio-Moradia, Ajuda de Custo e outras dessa natureza, exceto diárias, que serão divulgadas no Portal da Transparência.</text:p>
          </table:table-cell>
          <table:table-cell table:number-columns-repeated="1023"/>
        </table:table-row>
        <table:table-row table:style-name="ro2">
          <table:table-cell office:value-type="string">
            <text:p>(n) - Valores pagos a título de Adicional de Insalubridade ou de Periculosidade, Adicional Noturno, Serviço Extraordinário, Substituição de Função, Cumulações.</text:p>
          </table:table-cell>
          <table:table-cell table:number-columns-repeated="1023"/>
        </table:table-row>
        <table:table-row table:style-name="ro2">
          <table:table-cell office:value-type="string">
            <text:p>FUNDAMENTO LEGAL: Resolução CNMP nº 89/2012, art. 7º, inciso VII.</text:p>
          </table:table-cell>
          <table:table-cell table:number-columns-repeated="1023"/>
        </table:table-row>
        <table:table-row table:style-name="ro2" table:number-rows-repeated="1048365">
          <table:table-cell table:number-columns-repeated="1024"/>
        </table:table-row>
        <table:table-row table:style-name="ro2">
          <table:table-cell table:number-columns-repeated="1024"/>
        </table:table-row>
        <table:named-expressions>
          <table:named-range table:name="_xlnm._FilterDatabase" table:base-cell-address="$Plan1.$A$1" table:cell-range-address="$Plan1.$A$1:.$R$4"/>
        </table:named-expressions>
      </table:table>
      <table:table table:name="Plan2" table:style-name="ta2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Plan3" table:style-name="ta3">
        <table:table-column table:style-name="co9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Plan1.A1:Plan1.P4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/>
    <style:font-face style:name="Times New Roman" svg:font-family="'Times New Roman'" style:font-family-generic="roman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  <style:table-cell-properties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10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0P1" style:volatile="true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10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number-style style:name="N116P0" style:volatile="true">
      <loext:fill-character> </loext:fill-character>
      <number:number number:decimal-places="2" number:min-integer-digits="1" number:grouping="true"/>
      <number:text> </number:text>
    </number:number-style>
    <number:number-style style:name="N116P1" style:volatile="true">
      <loext:text>- </loext:text>
      <loext:fill-character> </loext:fill-character>
      <number:number number:decimal-places="2" number:min-integer-digits="1" number:grouping="true"/>
      <number:text> </number:text>
    </number:number-style>
    <number:number-style style:name="N116P2" style:volatile="true">
      <loext:fill-character> </loext:fill-character>
      <number:text>-</number:text>
      <number:number number:decimal-places="0" number:min-integer-digits="0"/>
      <number:text> </number:text>
    </number:number-style>
    <number:text-style style:name="N116">
      <number:text-content/>
      <number:text> </number:text>
      <style:map style:condition="value()&gt;0" style:apply-style-name="N116P0"/>
      <style:map style:condition="value()&lt;0" style:apply-style-name="N116P1"/>
      <style:map style:condition="value()=0" style:apply-style-name="N116P2"/>
    </number:text-style>
    <number:number-style style:name="N10107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7" number:language="pt" number:country="BR">
      <number:text>(R$ </number:text>
      <number:number number:decimal-places="0" number:min-integer-digits="1" number:grouping="true"/>
      <number:text>)</number:text>
      <style:map style:condition="value()&gt;=0" style:apply-style-name="N10107P0"/>
    </number:number-style>
    <number:number-style style:name="N10108P0" style:volatile="true" number:language="pt" number:country="BR">
      <number:text>R$ </number:text>
      <number:number number:decimal-places="0" number:min-integer-digits="1" number:grouping="true"/>
      <number:text> </number:text>
    </number:number-style>
    <number:number-style style:name="N10108" number:language="pt" number:country="BR">
      <style:text-properties fo:color="#ff0000"/>
      <number:text>(R$ </number:text>
      <number:number number:decimal-places="0" number:min-integer-digits="1" number:grouping="true"/>
      <number:text>)</number:text>
      <style:map style:condition="value()&gt;=0" style:apply-style-name="N10108P0"/>
    </number:number-style>
    <number:number-style style:name="N10110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0" number:language="pt" number:country="BR">
      <number:text>(R$ </number:text>
      <number:number number:decimal-places="2" number:min-integer-digits="1" number:grouping="true"/>
      <number:text>)</number:text>
      <style:map style:condition="value()&gt;=0" style:apply-style-name="N10110P0"/>
    </number:number-style>
    <number:number-style style:name="N10111P0" style:volatile="true" number:language="pt" number:country="BR">
      <number:text>R$ </number:text>
      <number:number number:decimal-places="2" number:min-integer-digits="1" number:grouping="true"/>
      <number:text> </number:text>
    </number:number-style>
    <number:number-style style:name="N10111" number:language="pt" number:country="BR">
      <style:text-properties fo:color="#ff0000"/>
      <number:text>(R$ </number:text>
      <number:number number:decimal-places="2" number:min-integer-digits="1" number:grouping="true"/>
      <number:text>)</number:text>
      <style:map style:condition="value()&gt;=0" style:apply-style-name="N10111P0"/>
    </number:number-style>
    <number:date-style style:name="N10112" number:language="pt" number:country="BR">
      <number:day/>
      <number:text>/</number:text>
      <number:month/>
      <number:text>/</number:text>
      <number:year number:style="long"/>
    </number:date-style>
    <number:date-style style:name="N10113" number:language="pt" number:country="BR">
      <number:day/>
      <number:text>/</number:text>
      <number:month number:textual="true"/>
      <number:text>/</number:text>
      <number:year/>
    </number:date-style>
    <number:date-style style:name="N10114" number:language="pt" number:country="BR">
      <number:day/>
      <number:text>/</number:text>
      <number:month number:textual="true"/>
    </number:date-style>
    <number:date-style style:name="N10115" number:language="pt" number:country="BR">
      <number:month number:textual="true"/>
      <number:text>/</number:text>
      <number:year/>
    </number:date-style>
    <number:time-style style:name="N10116" number:language="pt" number:country="BR">
      <number:hours/>
      <number:text>:</number:text>
      <number:minutes number:style="long"/>
      <number:text> </number:text>
      <number:am-pm/>
    </number:time-style>
    <number:time-style style:name="N10117" number:language="pt" number:country="B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8" number:language="pt" number:country="BR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20P0" style:volatile="true" number:language="pt" number:country="BR">
      <number:number number:decimal-places="0" number:min-integer-digits="1" number:grouping="true"/>
      <number:text> </number:text>
    </number:number-style>
    <number:number-style style:name="N10120" number:language="pt" number:country="BR">
      <number:text>(</number:text>
      <number:number number:decimal-places="0" number:min-integer-digits="1" number:grouping="true"/>
      <number:text>)</number:text>
      <style:map style:condition="value()&gt;=0" style:apply-style-name="N10120P0"/>
    </number:number-style>
    <number:number-style style:name="N10121P0" style:volatile="true" number:language="pt" number:country="BR">
      <number:number number:decimal-places="0" number:min-integer-digits="1" number:grouping="true"/>
      <number:text> </number:text>
    </number:number-style>
    <number:number-style style:name="N10121" number:language="pt" number:country="BR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21P0"/>
    </number:number-style>
    <number:number-style style:name="N10123P0" style:volatile="true" number:language="pt" number:country="BR">
      <number:number number:decimal-places="2" number:min-integer-digits="1" number:grouping="true"/>
      <number:text> </number:text>
    </number:number-style>
    <number:number-style style:name="N10123" number:language="pt" number:country="BR">
      <number:text>(</number:text>
      <number:number number:decimal-places="2" number:min-integer-digits="1" number:grouping="true"/>
      <number:text>)</number:text>
      <style:map style:condition="value()&gt;=0" style:apply-style-name="N10123P0"/>
    </number:number-style>
    <number:number-style style:name="N10124P0" style:volatile="true" number:language="pt" number:country="BR">
      <number:number number:decimal-places="2" number:min-integer-digits="1" number:grouping="true"/>
      <number:text> </number:text>
    </number:number-style>
    <number:number-style style:name="N10124" number:language="pt" number:country="BR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24P0"/>
    </number:number-style>
    <number:number-style style:name="N10128P0" style:volatile="true" number:language="pt" number:country="BR">
      <loext:fill-character> </loext:fill-character>
      <number:number number:decimal-places="0" number:min-integer-digits="1" number:grouping="true"/>
      <number:text> </number:text>
    </number:number-style>
    <number:number-style style:name="N10128P1" style:volatile="true" number:language="pt" number:country="BR"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28P2" style:volatile="true" number:language="pt" number:country="BR">
      <loext:fill-character> </loext:fill-character>
      <number:text>- </number:text>
    </number:number-style>
    <number:text-style style:name="N10128" number:language="pt" number:country="BR">
      <number:text-content/>
      <number:text> </number:text>
      <style:map style:condition="value()&gt;0" style:apply-style-name="N10128P0"/>
      <style:map style:condition="value()&lt;0" style:apply-style-name="N10128P1"/>
      <style:map style:condition="value()=0" style:apply-style-name="N10128P2"/>
    </number:text-style>
    <number:number-style style:name="N10132P0" style:volatile="true" number:language="pt" number:country="BR">
      <loext:text> R$ </loext:text>
      <loext:fill-character> </loext:fill-character>
      <number:number number:decimal-places="0" number:min-integer-digits="1" number:grouping="true"/>
      <number:text> </number:text>
    </number:number-style>
    <number:number-style style:name="N10132P1" style:volatile="true" number:language="pt" number:country="BR">
      <loext:text> R$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2P2" style:volatile="true" number:language="pt" number:country="BR">
      <loext:text> R$ </loext:text>
      <loext:fill-character> </loext:fill-character>
      <number:text>- </number:text>
    </number:number-style>
    <number:text-style style:name="N10132" number:language="pt" number:country="BR">
      <number:text-content/>
      <number:text> </number:text>
      <style:map style:condition="value()&gt;0" style:apply-style-name="N10132P0"/>
      <style:map style:condition="value()&lt;0" style:apply-style-name="N10132P1"/>
      <style:map style:condition="value()=0" style:apply-style-name="N10132P2"/>
    </number:text-style>
    <number:number-style style:name="N10136P0" style:volatile="true" number:language="pt" number:country="BR">
      <loext:fill-character> </loext:fill-character>
      <number:number number:decimal-places="2" number:min-integer-digits="1" number:grouping="true"/>
      <number:text> </number:text>
    </number:number-style>
    <number:number-style style:name="N10136P1" style:volatile="true" number:language="pt" number:country="BR"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6P2" style:volatile="true" number:language="pt" number:country="BR">
      <loext:fill-character> </loext:fill-character>
      <number:text>-</number:text>
      <number:number number:decimal-places="0" number:min-integer-digits="0"/>
      <number:text> </number:text>
    </number:number-style>
    <number:text-style style:name="N10136" number:language="pt" number:country="BR"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40P0" style:volatile="true" number:language="pt" number:country="BR">
      <loext:text> R$ </loext:text>
      <loext:fill-character> </loext:fill-character>
      <number:number number:decimal-places="2" number:min-integer-digits="1" number:grouping="true"/>
      <number:text> </number:text>
    </number:number-style>
    <number:number-style style:name="N10140P1" style:volatile="true" number:language="pt" number:country="BR">
      <loext:text> R$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40P2" style:volatile="true" number:language="pt" number:country="BR">
      <loext:text> R$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40" number:language="pt" number:country="BR">
      <number:text-content/>
      <number:text> </number:text>
      <style:map style:condition="value()&gt;0" style:apply-style-name="N10140P0"/>
      <style:map style:condition="value()&lt;0" style:apply-style-name="N10140P1"/>
      <style:map style:condition="value()=0" style:apply-style-name="N10140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Microsoft YaHei" style:font-family-asian="'Microsoft YaHei'" style:font-family-generic-asian="system" style:font-pitch-asian="variable" style:font-size-asian="11pt" style:font-name-complex="Mangal" style:font-family-complex="Mangal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20_10" style:display-name="Normal 1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1" style:display-name="Normal 1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2" style:display-name="Normal 1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3" style:display-name="Normal 1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4" style:display-name="Normal 1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5" style:display-name="Normal 1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5_20_2" style:display-name="Normal 1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6" style:display-name="Normal 1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" style:display-name="Normal 1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2" style:display-name="Normal 1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7_20_3" style:display-name="Normal 17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7_20_4" style:display-name="Normal 17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18" style:display-name="Normal 1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19" style:display-name="Normal 1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" style:display-name="Normal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2" style:display-name="Normal 2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2_20_3" style:display-name="Normal 2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_20_3" style:display-name="Normal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0" style:display-name="Normal 20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1" style:display-name="Normal 2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2" style:display-name="Normal 21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1_20_3" style:display-name="Normal 21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22" style:display-name="Normal 2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23" style:display-name="Normal 2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" style:display-name="Normal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2" style:display-name="Normal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2" style:display-name="Normal 3 2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" style:display-name="Normal 3 2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2_20_3_20_2" style:display-name="Normal 3 2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3" style:display-name="Normal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" style:display-name="Normal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2" style:display-name="Normal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3" style:display-name="Normal 3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3_20_4_20_4" style:display-name="Normal 3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2" style:display-name="Normal 3 4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4_20_3" style:display-name="Normal 3 4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5" style:display-name="Normal 3 4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4_20_6" style:display-name="Normal 3 4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5" style:display-name="Normal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" style:display-name="Normal 3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3_20_6_20_2" style:display-name="Normal 3 6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" style:display-name="Normal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2" style:display-name="Normal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" style:display-name="Normal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2" style:display-name="Normal 4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" style:display-name="Normal 4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2" style:display-name="Normal 4 3 3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3" style:display-name="Normal 4 3 3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" style:display-name="Normal 4 3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3_20_4_20_2" style:display-name="Normal 4 3 3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4_20_3_20_4" style:display-name="Normal 4 3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4_20_3_20_5" style:display-name="Normal 4 3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" style:display-name="Normal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2" style:display-name="Normal 5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3" style:display-name="Normal 5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" style:display-name="Normal 5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2" style:display-name="Normal 5 4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3" style:display-name="Normal 5 4 3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4_20_4" style:display-name="Normal 5 4 4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5_20_5" style:display-name="Normal 5 5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6" style:display-name="Normal 6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Normal_20_7" style:display-name="Normal 7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7_20_2" style:display-name="Normal 7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" style:display-name="Normal 8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1" fo:font-family="'Times New Roman'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8_20_2" style:display-name="Normal 8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Times New Roman" fo:font-family="'Times New Roman'" style:font-family-generic="roman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Normal_20_9" style:display-name="Normal 9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Separador_20_de_20_milhares_20_2" style:display-name="Separador de milhares 2" style:family="table-cell" style:parent-style-name="Default" style:data-style-name="N110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13mm" fo:margin-right="13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5-16">00/00/0000</text:date>, <text:time style:data-style-name="N2" text:time-value="12:46:07.990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  <style:master-page style:name="PageStyle_5f_Plan2" style:display-name="PageStyle_Plan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3" style:display-name="PageStyle_Plan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lan1" style:display-name="PageStyle_Plan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</meta:initial-creator>
    <meta:creation-date>2015-07-14T18:47:59</meta:creation-date>
    <dc:date>2019-05-16T12:46:15.624000000</dc:date>
    <meta:generator>jOpenDocument/1.3</meta:generator>
    <meta:editing-duration>PT1H54M30S</meta:editing-duration>
    <meta:editing-cycles>3</meta:editing-cycles>
    <meta:user-defined meta:name="AppVersion">12.0000</meta:user-defined>
    <meta:user-defined meta:name="Company">MP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